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justify" style:justify-single-word="false"/>
      <style:text-properties officeooo:rsid="0019ff31" officeooo:paragraph-rsid="0019ff31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91614" officeooo:paragraph-rsid="000aac6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Standard">
      <style:paragraph-properties fo:margin-left="0.4925in" fo:text-align="justify" style:justify-single-word="false" fo:text-indent="0in" style:auto-text-indent="false"/>
      <style:text-properties fo:font-size="12pt" fo:font-weight="bold" officeooo:rsid="00241dea" officeooo:paragraph-rsid="00241dea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officeooo:rsid="00241dea" officeooo:paragraph-rsid="00241de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weight="bold" officeooo:rsid="0024627d" officeooo:paragraph-rsid="0024627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officeooo:rsid="0024627d" officeooo:paragraph-rsid="0024627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25400c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font-weight="normal" officeooo:rsid="00288e4f" officeooo:paragraph-rsid="00288e4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2894ed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weight="normal" officeooo:rsid="00288e4f" officeooo:paragraph-rsid="002894e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88e4f" officeooo:paragraph-rsid="002894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2c0cbb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2pt" fo:font-weight="normal" officeooo:rsid="00288e4f" officeooo:paragraph-rsid="002aaf6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88e4f" officeooo:paragraph-rsid="002aaf6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2e1c3c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fo:font-weight="normal" officeooo:rsid="00288e4f" officeooo:paragraph-rsid="002e1c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88e4f" officeooo:paragraph-rsid="00288e4f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2pt" fo:font-weight="bold" officeooo:rsid="0017b599" officeooo:paragraph-rsid="0019921c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2pt" fo:font-weight="normal" officeooo:rsid="0017b599" officeooo:paragraph-rsid="0019921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19921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2pt" fo:font-weight="bold" officeooo:rsid="0017b599" officeooo:paragraph-rsid="0032f830" style:font-size-asian="12pt" style:font-weight-asian="bold" style:font-size-complex="12pt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fo:font-size="12pt" fo:font-weight="normal" officeooo:rsid="0017b599" officeooo:paragraph-rsid="0032f83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32f830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2pt" fo:font-weight="bold" officeooo:rsid="0017b599" officeooo:paragraph-rsid="0033c490" style:font-size-asian="12pt" style:font-weight-asian="bold" style:font-size-complex="12pt" style:font-weight-complex="bold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12pt" fo:font-weight="normal" officeooo:rsid="0017b599" officeooo:paragraph-rsid="0033c49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33c490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2pt" fo:font-weight="bold" officeooo:rsid="0017b599" officeooo:paragraph-rsid="00349a71" style:font-size-asian="12pt" style:font-weight-asian="bold" style:font-size-complex="12pt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size="12pt" fo:font-weight="normal" officeooo:rsid="0017b599" officeooo:paragraph-rsid="00349a7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349a71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2pt" fo:font-weight="bold" officeooo:rsid="0017b599" officeooo:paragraph-rsid="00380a1a" style:font-size-asian="12pt" style:font-weight-asian="bold" style:font-size-complex="12pt" style:font-weight-complex="bold"/>
    </style:style>
    <style:style style:name="P32" style:family="paragraph" style:parent-style-name="Standard" style:list-style-name="L8">
      <style:paragraph-properties fo:text-align="justify" style:justify-single-word="false"/>
      <style:text-properties fo:font-size="12pt" fo:font-weight="normal" officeooo:rsid="0017b599" officeooo:paragraph-rsid="00380a1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text-align="justify" style:justify-single-word="false" fo:text-indent="0in" style:auto-text-indent="false"/>
      <style:text-properties fo:font-size="12pt" fo:font-weight="normal" officeooo:rsid="0017b599" officeooo:paragraph-rsid="0019921c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text-align="justify" style:justify-single-word="false"/>
      <style:text-properties fo:font-size="12pt" fo:font-weight="bold" officeooo:rsid="0017b599" officeooo:paragraph-rsid="003bcf15" style:font-size-asian="12pt" style:font-weight-asian="bold" style:font-size-complex="12pt" style:font-weight-complex="bold"/>
    </style:style>
    <style:style style:name="P35" style:family="paragraph" style:parent-style-name="Standard" style:list-style-name="L10">
      <style:paragraph-properties fo:text-align="justify" style:justify-single-word="false"/>
      <style:text-properties fo:font-size="12pt" fo:font-weight="normal" officeooo:rsid="0017b599" officeooo:paragraph-rsid="003bcf15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text-align="justify" style:justify-single-word="false"/>
      <style:text-properties fo:font-size="12pt" fo:font-weight="normal" officeooo:rsid="009c1b7b" officeooo:paragraph-rsid="009c1b7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3bcf15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text-align="justify" style:justify-single-word="false"/>
      <style:text-properties fo:font-size="12pt" fo:font-weight="bold" officeooo:rsid="0017b599" officeooo:paragraph-rsid="003d7604" style:font-size-asian="12pt" style:font-weight-asian="bold" style:font-size-complex="12pt" style:font-weight-complex="bold"/>
    </style:style>
    <style:style style:name="P39" style:family="paragraph" style:parent-style-name="Standard" style:list-style-name="L11">
      <style:paragraph-properties fo:text-align="justify" style:justify-single-word="false"/>
      <style:text-properties fo:font-size="12pt" fo:font-weight="normal" officeooo:rsid="0017b599" officeooo:paragraph-rsid="003d7604" style:font-size-asian="12pt" style:font-weight-asian="normal" style:font-size-complex="12pt" style:font-weight-complex="normal"/>
    </style:style>
    <style:style style:name="P40" style:family="paragraph" style:parent-style-name="Standard" style:list-style-name="L12">
      <style:paragraph-properties fo:text-align="justify" style:justify-single-word="false"/>
      <style:text-properties fo:font-size="12pt" fo:font-weight="normal" officeooo:rsid="0017b599" officeooo:paragraph-rsid="003d760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3d7604" style:font-size-asian="12pt" style:font-weight-asian="normal" style:font-size-complex="12pt" style:font-weight-complex="normal"/>
    </style:style>
    <style:style style:name="P42" style:family="paragraph" style:parent-style-name="Standard" style:list-style-name="L9">
      <style:paragraph-properties fo:text-align="justify" style:justify-single-word="false"/>
      <style:text-properties fo:font-size="12pt" fo:font-weight="bold" officeooo:rsid="0017b599" officeooo:paragraph-rsid="0041355b" style:font-size-asian="12pt" style:font-weight-asian="bold" style:font-size-complex="12pt" style:font-weight-complex="bold"/>
    </style:style>
    <style:style style:name="P43" style:family="paragraph" style:parent-style-name="Standard" style:list-style-name="L13">
      <style:paragraph-properties fo:text-align="justify" style:justify-single-word="false"/>
      <style:text-properties fo:font-size="12pt" fo:font-weight="normal" officeooo:rsid="0017b599" officeooo:paragraph-rsid="0041355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41355b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paragraph-properties fo:text-align="justify" style:justify-single-word="false"/>
      <style:text-properties fo:font-size="12pt" fo:font-weight="normal" officeooo:rsid="0017b599" officeooo:paragraph-rsid="0041355b" style:font-size-asian="12pt" style:font-weight-asian="normal" style:font-size-complex="12pt" style:font-weight-complex="normal"/>
    </style:style>
    <style:style style:name="P46" style:family="paragraph" style:parent-style-name="Standard" style:list-style-name="L9">
      <style:paragraph-properties fo:text-align="justify" style:justify-single-word="false"/>
      <style:text-properties fo:font-size="12pt" fo:font-weight="bold" officeooo:rsid="0017b599" officeooo:paragraph-rsid="00464687" style:font-size-asian="12pt" style:font-weight-asian="bold" style:font-size-complex="12pt" style:font-weight-complex="bold"/>
    </style:style>
    <style:style style:name="P47" style:family="paragraph" style:parent-style-name="Standard" style:list-style-name="L15">
      <style:paragraph-properties fo:text-align="justify" style:justify-single-word="false"/>
      <style:text-properties fo:font-size="12pt" fo:font-weight="normal" officeooo:rsid="0017b599" officeooo:paragraph-rsid="00464687" style:font-size-asian="12pt" style:font-weight-asian="normal" style:font-size-complex="12pt" style:font-weight-complex="normal"/>
    </style:style>
    <style:style style:name="P48" style:family="paragraph" style:parent-style-name="Heading_20_1">
      <style:paragraph-properties fo:text-align="justify" style:justify-single-word="false"/>
      <style:text-properties officeooo:rsid="0059b4fd" officeooo:paragraph-rsid="0059b4fd"/>
    </style:style>
    <style:style style:name="P49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5e8920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2pt" fo:font-weight="normal" officeooo:rsid="00241dea" officeooo:paragraph-rsid="005e8920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2pt" fo:font-weight="normal" officeooo:rsid="0024627d" officeooo:paragraph-rsid="005e892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24627d" officeooo:paragraph-rsid="005e892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5f0f8a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2pt" fo:font-weight="normal" officeooo:rsid="00241dea" officeooo:paragraph-rsid="005f0f8a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2pt" fo:font-weight="normal" officeooo:rsid="0024627d" officeooo:paragraph-rsid="005f0f8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60f57f"/>
    </style:style>
    <style:style style:name="P57" style:family="paragraph" style:parent-style-name="Standard" style:list-style-name="L1">
      <style:paragraph-properties fo:text-align="justify" style:justify-single-word="false"/>
      <style:text-properties fo:font-size="12pt" fo:font-weight="normal" officeooo:rsid="00241dea" officeooo:paragraph-rsid="0060f57f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size="12pt" fo:font-weight="normal" officeooo:rsid="0024627d" officeooo:paragraph-rsid="0060f57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24627d" officeooo:paragraph-rsid="0060f57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4925in" fo:text-align="justify" style:justify-single-word="false" fo:text-indent="0in" style:auto-text-indent="false"/>
      <style:text-properties officeooo:paragraph-rsid="00624625"/>
    </style:style>
    <style:style style:name="P61" style:family="paragraph" style:parent-style-name="Standard" style:list-style-name="L1">
      <style:paragraph-properties fo:text-align="justify" style:justify-single-word="false"/>
      <style:text-properties fo:font-size="12pt" fo:font-weight="normal" officeooo:rsid="0024627d" officeooo:paragraph-rsid="00624625" style:font-size-asian="12pt" style:font-weight-asian="normal" style:font-size-complex="12pt" style:font-weight-complex="normal"/>
    </style:style>
    <style:style style:name="P62" style:family="paragraph" style:parent-style-name="Heading_20_1">
      <style:paragraph-properties fo:text-align="justify" style:justify-single-word="false"/>
      <style:text-properties officeooo:paragraph-rsid="004b5f9d"/>
    </style:style>
    <style:style style:name="P63" style:family="paragraph" style:parent-style-name="Standard" style:list-style-name="L16">
      <style:paragraph-properties fo:text-align="justify" style:justify-single-word="false"/>
      <style:text-properties fo:font-size="12pt" fo:font-weight="bold" officeooo:rsid="0017b599" officeooo:paragraph-rsid="004b5f9d" style:font-size-asian="12pt" style:font-weight-asian="bold" style:font-size-complex="12pt" style:font-weight-complex="bold"/>
    </style:style>
    <style:style style:name="P64" style:family="paragraph" style:parent-style-name="Standard" style:list-style-name="L17">
      <style:paragraph-properties fo:text-align="justify" style:justify-single-word="false"/>
      <style:text-properties fo:font-size="12pt" fo:font-weight="normal" officeooo:rsid="0017b599" officeooo:paragraph-rsid="004b5f9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4b5f9d" style:font-size-asian="12pt" style:font-weight-asian="normal" style:font-size-complex="12pt" style:font-weight-complex="normal"/>
    </style:style>
    <style:style style:name="P66" style:family="paragraph" style:parent-style-name="Standard" style:list-style-name="L16">
      <style:paragraph-properties fo:text-align="justify" style:justify-single-word="false"/>
      <style:text-properties fo:font-size="12pt" fo:font-weight="bold" officeooo:rsid="0017b599" officeooo:paragraph-rsid="004c1b66" style:font-size-asian="12pt" style:font-weight-asian="bold" style:font-size-complex="12pt" style:font-weight-complex="bold"/>
    </style:style>
    <style:style style:name="P67" style:family="paragraph" style:parent-style-name="Standard" style:list-style-name="L18">
      <style:paragraph-properties fo:text-align="justify" style:justify-single-word="false"/>
      <style:text-properties fo:font-size="12pt" fo:font-weight="normal" officeooo:rsid="0017b599" officeooo:paragraph-rsid="004c1b6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4c1b66" style:font-size-asian="12pt" style:font-weight-asian="normal" style:font-size-complex="12pt" style:font-weight-complex="normal"/>
    </style:style>
    <style:style style:name="P69" style:family="paragraph" style:parent-style-name="Standard" style:list-style-name="L19">
      <style:paragraph-properties fo:text-align="justify" style:justify-single-word="false"/>
      <style:text-properties fo:font-size="12pt" fo:font-weight="normal" officeooo:rsid="0017b599" officeooo:paragraph-rsid="004c1b66" style:font-size-asian="12pt" style:font-weight-asian="normal" style:font-size-complex="12pt" style:font-weight-complex="normal"/>
    </style:style>
    <style:style style:name="P70" style:family="paragraph" style:parent-style-name="Standard" style:list-style-name="L16">
      <style:paragraph-properties fo:text-align="justify" style:justify-single-word="false"/>
      <style:text-properties fo:font-size="12pt" fo:font-weight="bold" officeooo:rsid="0017b599" officeooo:paragraph-rsid="0050274f" style:font-size-asian="12pt" style:font-weight-asian="bold" style:font-size-complex="12pt" style:font-weight-complex="bold"/>
    </style:style>
    <style:style style:name="P71" style:family="paragraph" style:parent-style-name="Standard" style:list-style-name="L20">
      <style:paragraph-properties fo:text-align="justify" style:justify-single-word="false"/>
      <style:text-properties fo:font-size="12pt" fo:font-weight="normal" officeooo:rsid="0017b599" officeooo:paragraph-rsid="0050274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50274f" style:font-size-asian="12pt" style:font-weight-asian="normal" style:font-size-complex="12pt" style:font-weight-complex="normal"/>
    </style:style>
    <style:style style:name="P73" style:family="paragraph" style:parent-style-name="Standard" style:list-style-name="L16">
      <style:paragraph-properties fo:text-align="justify" style:justify-single-word="false"/>
      <style:text-properties fo:font-size="12pt" fo:font-weight="bold" officeooo:rsid="0017b599" officeooo:paragraph-rsid="0052e6d9" style:font-size-asian="12pt" style:font-weight-asian="bold" style:font-size-complex="12pt" style:font-weight-complex="bold"/>
    </style:style>
    <style:style style:name="P74" style:family="paragraph" style:parent-style-name="Standard" style:list-style-name="L21">
      <style:paragraph-properties fo:text-align="justify" style:justify-single-word="false"/>
      <style:text-properties fo:font-size="12pt" fo:font-weight="normal" officeooo:rsid="0017b599" officeooo:paragraph-rsid="0052e6d9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weight="normal" officeooo:rsid="0017b599" officeooo:paragraph-rsid="0052e6d9" style:font-size-asian="12pt" style:font-weight-asian="normal" style:font-size-complex="12pt" style:font-weight-complex="normal"/>
    </style:style>
    <style:style style:name="P76" style:family="paragraph" style:parent-style-name="Title">
      <style:paragraph-properties fo:text-align="justify" style:justify-single-word="false"/>
      <style:text-properties officeooo:rsid="006e6ddd" officeooo:paragraph-rsid="006e6ddd"/>
    </style:style>
    <style:style style:name="P77" style:family="paragraph" style:parent-style-name="Text_20_body">
      <style:paragraph-properties fo:text-align="justify" style:justify-single-word="false"/>
      <style:text-properties officeooo:rsid="006e6ddd" officeooo:paragraph-rsid="006e6ddd"/>
    </style:style>
    <style:style style:name="P78" style:family="paragraph" style:parent-style-name="Text_20_body">
      <style:paragraph-properties fo:text-align="justify" style:justify-single-word="false"/>
      <style:text-properties officeooo:rsid="00788af9" officeooo:paragraph-rsid="00788af9"/>
    </style:style>
    <style:style style:name="P79" style:family="paragraph" style:parent-style-name="Heading_20_1">
      <style:paragraph-properties fo:text-align="justify" style:justify-single-word="false"/>
      <style:text-properties officeooo:rsid="006e6ddd" officeooo:paragraph-rsid="006e6ddd"/>
    </style:style>
    <style:style style:name="P80" style:family="paragraph" style:parent-style-name="Text_20_body">
      <style:paragraph-properties fo:text-align="justify" style:justify-single-word="false"/>
      <style:text-properties officeooo:paragraph-rsid="006e6ddd"/>
    </style:style>
    <style:style style:name="P81" style:family="paragraph" style:parent-style-name="Text_20_body" style:list-style-name="L22">
      <style:paragraph-properties fo:text-align="justify" style:justify-single-word="false"/>
      <style:text-properties officeooo:rsid="006ec645" officeooo:paragraph-rsid="006ec645"/>
    </style:style>
    <style:style style:name="P82" style:family="paragraph" style:parent-style-name="Text_20_body" style:list-style-name="L23">
      <style:paragraph-properties fo:text-align="justify" style:justify-single-word="false"/>
      <style:text-properties officeooo:rsid="006ec645" officeooo:paragraph-rsid="006ec645"/>
    </style:style>
    <style:style style:name="P83" style:family="paragraph" style:parent-style-name="Text_20_body">
      <style:paragraph-properties fo:text-align="justify" style:justify-single-word="false"/>
      <style:text-properties officeooo:rsid="006ec645" officeooo:paragraph-rsid="006ec645"/>
    </style:style>
    <style:style style:name="P84" style:family="paragraph" style:parent-style-name="Text_20_body" style:list-style-name="L22">
      <style:paragraph-properties fo:text-align="justify" style:justify-single-word="false"/>
      <style:text-properties officeooo:rsid="006ec645" officeooo:paragraph-rsid="006fffec"/>
    </style:style>
    <style:style style:name="P85" style:family="paragraph" style:parent-style-name="Standard" style:list-style-name="L24">
      <style:paragraph-properties fo:text-align="justify" style:justify-single-word="false"/>
      <style:text-properties officeooo:rsid="006ec645" officeooo:paragraph-rsid="006fffec"/>
    </style:style>
    <style:style style:name="P86" style:family="paragraph" style:parent-style-name="Text_20_body" style:list-style-name="L24">
      <style:paragraph-properties fo:text-align="justify" style:justify-single-word="false"/>
      <style:text-properties officeooo:rsid="006ec645" officeooo:paragraph-rsid="006fffec"/>
    </style:style>
    <style:style style:name="P87" style:family="paragraph" style:parent-style-name="Text_20_body">
      <style:paragraph-properties fo:text-align="justify" style:justify-single-word="false"/>
      <style:text-properties officeooo:rsid="006ec645" officeooo:paragraph-rsid="006fffec"/>
    </style:style>
    <style:style style:name="P88" style:family="paragraph" style:parent-style-name="Text_20_body" style:list-style-name="L22">
      <style:paragraph-properties fo:text-align="justify" style:justify-single-word="false"/>
      <style:text-properties fo:font-weight="bold" officeooo:rsid="006fffec" officeooo:paragraph-rsid="007231b5" style:font-weight-asian="bold" style:font-weight-complex="bold"/>
    </style:style>
    <style:style style:name="P89" style:family="paragraph" style:parent-style-name="Standard" style:list-style-name="L25">
      <style:paragraph-properties fo:text-align="justify" style:justify-single-word="false"/>
      <style:text-properties fo:font-weight="normal" officeooo:rsid="006fffec" officeooo:paragraph-rsid="007231b5" style:font-weight-asian="normal" style:font-weight-complex="normal"/>
    </style:style>
    <style:style style:name="P90" style:family="paragraph" style:parent-style-name="Text_20_body" style:list-style-name="L25">
      <style:paragraph-properties fo:text-align="justify" style:justify-single-word="false"/>
      <style:text-properties fo:font-weight="normal" officeooo:rsid="006fffec" officeooo:paragraph-rsid="007231b5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font-weight="normal" officeooo:rsid="006fffec" officeooo:paragraph-rsid="007231b5" style:font-weight-asian="normal" style:font-weight-complex="normal"/>
    </style:style>
    <style:style style:name="P92" style:family="paragraph" style:parent-style-name="Text_20_body" style:list-style-name="L22">
      <style:paragraph-properties fo:text-align="justify" style:justify-single-word="false"/>
      <style:text-properties fo:font-weight="normal" officeooo:rsid="006fffec" officeooo:paragraph-rsid="00735d63" style:font-weight-asian="normal" style:font-weight-complex="normal"/>
    </style:style>
    <style:style style:name="P93" style:family="paragraph" style:parent-style-name="Standard" style:list-style-name="L26">
      <style:paragraph-properties fo:text-align="justify" style:justify-single-word="false"/>
      <style:text-properties fo:font-weight="normal" officeooo:rsid="006fffec" officeooo:paragraph-rsid="00735d6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6fffec" officeooo:paragraph-rsid="00735d63" style:font-weight-asian="normal" style:font-weight-complex="normal"/>
    </style:style>
    <style:style style:name="P95" style:family="paragraph" style:parent-style-name="Text_20_body" style:list-style-name="L22">
      <style:paragraph-properties fo:text-align="justify" style:justify-single-word="false"/>
      <style:text-properties fo:font-weight="normal" officeooo:rsid="00735d63" officeooo:paragraph-rsid="0073b130" style:font-weight-asian="normal" style:font-weight-complex="normal"/>
    </style:style>
    <style:style style:name="P96" style:family="paragraph" style:parent-style-name="Standard" style:list-style-name="L27">
      <style:paragraph-properties fo:text-align="justify" style:justify-single-word="false"/>
      <style:text-properties fo:font-weight="normal" officeooo:rsid="00735d63" officeooo:paragraph-rsid="0073b130" style:font-weight-asian="normal" style:font-weight-complex="normal"/>
    </style:style>
    <style:style style:name="P97" style:family="paragraph" style:parent-style-name="Text_20_body" style:list-style-name="L27">
      <style:paragraph-properties fo:text-align="justify" style:justify-single-word="false"/>
      <style:text-properties fo:font-weight="normal" officeooo:rsid="00735d63" officeooo:paragraph-rsid="0073b130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font-weight="normal" officeooo:rsid="00735d63" officeooo:paragraph-rsid="0073b130" style:font-weight-asian="normal" style:font-weight-complex="normal"/>
    </style:style>
    <style:style style:name="P99" style:family="paragraph" style:parent-style-name="Text_20_body" style:list-style-name="L22">
      <style:paragraph-properties fo:text-align="justify" style:justify-single-word="false"/>
      <style:text-properties fo:font-weight="normal" officeooo:rsid="00735d63" officeooo:paragraph-rsid="00741573" style:font-weight-asian="normal" style:font-weight-complex="normal"/>
    </style:style>
    <style:style style:name="P100" style:family="paragraph" style:parent-style-name="Standard" style:list-style-name="L28">
      <style:paragraph-properties fo:text-align="justify" style:justify-single-word="false"/>
      <style:text-properties fo:font-weight="normal" officeooo:rsid="00735d63" officeooo:paragraph-rsid="00741573" style:font-weight-asian="normal" style:font-weight-complex="normal"/>
    </style:style>
    <style:style style:name="P101" style:family="paragraph" style:parent-style-name="Text_20_body" style:list-style-name="L28">
      <style:paragraph-properties fo:text-align="justify" style:justify-single-word="false"/>
      <style:text-properties fo:font-weight="normal" officeooo:rsid="00735d63" officeooo:paragraph-rsid="00741573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weight="normal" officeooo:rsid="00735d63" officeooo:paragraph-rsid="00741573" style:font-weight-asian="normal" style:font-weight-complex="normal"/>
    </style:style>
    <style:style style:name="P103" style:family="paragraph" style:parent-style-name="Text_20_body" style:list-style-name="L22">
      <style:paragraph-properties fo:text-align="justify" style:justify-single-word="false"/>
      <style:text-properties fo:font-weight="normal" officeooo:rsid="00735d63" officeooo:paragraph-rsid="0074fc9b" style:font-weight-asian="normal" style:font-weight-complex="normal"/>
    </style:style>
    <style:style style:name="P104" style:family="paragraph" style:parent-style-name="Standard" style:list-style-name="L29">
      <style:paragraph-properties fo:text-align="justify" style:justify-single-word="false"/>
      <style:text-properties fo:font-weight="normal" officeooo:rsid="00735d63" officeooo:paragraph-rsid="0074fc9b" style:font-weight-asian="normal" style:font-weight-complex="normal"/>
    </style:style>
    <style:style style:name="P105" style:family="paragraph" style:parent-style-name="Text_20_body" style:list-style-name="L29">
      <style:paragraph-properties fo:text-align="justify" style:justify-single-word="false"/>
      <style:text-properties fo:font-weight="normal" officeooo:rsid="00735d63" officeooo:paragraph-rsid="0074fc9b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font-weight="normal" officeooo:rsid="00735d63" officeooo:paragraph-rsid="0074fc9b" style:font-weight-asian="normal" style:font-weight-complex="normal"/>
    </style:style>
    <style:style style:name="P107" style:family="paragraph" style:parent-style-name="Text_20_body" style:list-style-name="L22">
      <style:paragraph-properties fo:text-align="justify" style:justify-single-word="false"/>
      <style:text-properties fo:font-weight="normal" officeooo:rsid="00735d63" officeooo:paragraph-rsid="007536fc" style:font-weight-asian="normal" style:font-weight-complex="normal"/>
    </style:style>
    <style:style style:name="P108" style:family="paragraph" style:parent-style-name="Standard" style:list-style-name="L30">
      <style:paragraph-properties fo:text-align="justify" style:justify-single-word="false"/>
      <style:text-properties fo:font-weight="normal" officeooo:rsid="00735d63" officeooo:paragraph-rsid="007536fc" style:font-weight-asian="normal" style:font-weight-complex="normal"/>
    </style:style>
    <style:style style:name="P109" style:family="paragraph" style:parent-style-name="Text_20_body" style:list-style-name="L30">
      <style:paragraph-properties fo:text-align="justify" style:justify-single-word="false"/>
      <style:text-properties fo:font-weight="normal" officeooo:rsid="00735d63" officeooo:paragraph-rsid="007536fc" style:font-weight-asian="normal" style:font-weight-complex="normal"/>
    </style:style>
    <style:style style:name="P110" style:family="paragraph" style:parent-style-name="Text_20_body" style:list-style-name="L30">
      <style:paragraph-properties fo:text-align="justify" style:justify-single-word="false"/>
      <style:text-properties fo:font-weight="normal" officeooo:rsid="0077eeee" officeooo:paragraph-rsid="007536fc" style:font-weight-asian="normal" style:font-weight-complex="normal"/>
    </style:style>
    <style:style style:name="P111" style:family="paragraph" style:parent-style-name="Heading_20_1">
      <style:paragraph-properties fo:text-align="justify" style:justify-single-word="false"/>
      <style:text-properties officeooo:rsid="007a6019" officeooo:paragraph-rsid="007a6019"/>
    </style:style>
    <style:style style:name="P112" style:family="paragraph" style:parent-style-name="Text_20_body">
      <style:paragraph-properties fo:text-align="justify" style:justify-single-word="false"/>
      <style:text-properties officeooo:paragraph-rsid="007a6019"/>
    </style:style>
    <style:style style:name="P113" style:family="paragraph" style:parent-style-name="Text_20_body" style:list-style-name="L31">
      <style:paragraph-properties fo:text-align="justify" style:justify-single-word="false"/>
      <style:text-properties officeooo:paragraph-rsid="007a6019"/>
    </style:style>
    <style:style style:name="P114" style:family="paragraph" style:parent-style-name="Standard" style:list-style-name="L32">
      <style:paragraph-properties fo:text-align="justify" style:justify-single-word="false"/>
      <style:text-properties officeooo:paragraph-rsid="007a6019"/>
    </style:style>
    <style:style style:name="P115" style:family="paragraph" style:parent-style-name="Text_20_body" style:list-style-name="L32">
      <style:paragraph-properties fo:text-align="justify" style:justify-single-word="false"/>
      <style:text-properties officeooo:paragraph-rsid="007a6019"/>
    </style:style>
    <style:style style:name="P116" style:family="paragraph" style:parent-style-name="Text_20_body" style:list-style-name="L31">
      <style:paragraph-properties fo:text-align="justify" style:justify-single-word="false"/>
      <style:text-properties officeooo:paragraph-rsid="007d30e0"/>
    </style:style>
    <style:style style:name="P117" style:family="paragraph" style:parent-style-name="Standard" style:list-style-name="L33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18" style:family="paragraph" style:parent-style-name="Text_20_body" style:list-style-name="L33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20" style:family="paragraph" style:parent-style-name="Text_20_body" style:list-style-name="L31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21" style:family="paragraph" style:parent-style-name="Standard" style:list-style-name="L34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weight="normal" officeooo:rsid="007d30e0" officeooo:paragraph-rsid="007d30e0" style:font-weight-asian="normal" style:font-weight-complex="normal"/>
    </style:style>
    <style:style style:name="P123" style:family="paragraph" style:parent-style-name="Text_20_body" style:list-style-name="L31">
      <style:paragraph-properties fo:text-align="justify" style:justify-single-word="false"/>
      <style:text-properties fo:font-weight="normal" officeooo:rsid="007d30e0" officeooo:paragraph-rsid="007d3983" style:font-weight-asian="normal" style:font-weight-complex="normal"/>
    </style:style>
    <style:style style:name="P124" style:family="paragraph" style:parent-style-name="Standard" style:list-style-name="L35">
      <style:paragraph-properties fo:text-align="justify" style:justify-single-word="false"/>
      <style:text-properties fo:font-weight="normal" officeooo:rsid="007d30e0" officeooo:paragraph-rsid="007d3983" style:font-weight-asian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weight="normal" officeooo:rsid="007d30e0" officeooo:paragraph-rsid="007d3983" style:font-weight-asian="normal" style:font-weight-complex="normal"/>
    </style:style>
    <style:style style:name="P126" style:family="paragraph" style:parent-style-name="Text_20_body" style:list-style-name="L31">
      <style:paragraph-properties fo:text-align="justify" style:justify-single-word="false"/>
      <style:text-properties fo:font-weight="normal" officeooo:rsid="007d30e0" officeooo:paragraph-rsid="007f8854" style:font-weight-asian="normal" style:font-weight-complex="normal"/>
    </style:style>
    <style:style style:name="P127" style:family="paragraph" style:parent-style-name="Standard" style:list-style-name="L36">
      <style:paragraph-properties fo:text-align="justify" style:justify-single-word="false"/>
      <style:text-properties fo:font-weight="normal" officeooo:rsid="007d30e0" officeooo:paragraph-rsid="007f8854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weight="normal" officeooo:rsid="007d30e0" officeooo:paragraph-rsid="007f8854" style:font-weight-asian="normal" style:font-weight-complex="normal"/>
    </style:style>
    <style:style style:name="P129" style:family="paragraph" style:parent-style-name="Text_20_body" style:list-style-name="L31">
      <style:paragraph-properties fo:text-align="justify" style:justify-single-word="false"/>
      <style:text-properties officeooo:paragraph-rsid="007fa014"/>
    </style:style>
    <style:style style:name="P130" style:family="paragraph" style:parent-style-name="Standard" style:list-style-name="L37">
      <style:paragraph-properties fo:text-align="justify" style:justify-single-word="false"/>
      <style:text-properties officeooo:paragraph-rsid="007fa014"/>
    </style:style>
    <style:style style:name="P131" style:family="paragraph" style:parent-style-name="Text_20_body" style:list-style-name="L31">
      <style:paragraph-properties fo:text-align="justify" style:justify-single-word="false"/>
      <style:text-properties officeooo:paragraph-rsid="007fdc2f"/>
    </style:style>
    <style:style style:name="P132" style:family="paragraph" style:parent-style-name="Standard" style:list-style-name="L38">
      <style:paragraph-properties fo:text-align="justify" style:justify-single-word="false"/>
      <style:text-properties fo:font-weight="normal" officeooo:rsid="007fdc2f" officeooo:paragraph-rsid="007fdc2f" style:font-weight-asian="normal" style:font-weight-complex="normal"/>
    </style:style>
    <style:style style:name="P133" style:family="paragraph" style:parent-style-name="Text_20_body" style:list-style-name="L38">
      <style:paragraph-properties fo:text-align="justify" style:justify-single-word="false"/>
      <style:text-properties fo:font-weight="normal" officeooo:rsid="007fdc2f" officeooo:paragraph-rsid="007fdc2f" style:font-weight-asian="normal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fo:font-weight="normal" officeooo:rsid="007fdc2f" officeooo:paragraph-rsid="007fdc2f" style:font-weight-asian="normal" style:font-weight-complex="normal"/>
    </style:style>
    <style:style style:name="P135" style:family="paragraph" style:parent-style-name="Heading_20_1">
      <style:paragraph-properties fo:text-align="justify" style:justify-single-word="false"/>
      <style:text-properties officeooo:rsid="00816c43" officeooo:paragraph-rsid="00816c43"/>
    </style:style>
    <style:style style:name="P136" style:family="paragraph" style:parent-style-name="Text_20_body">
      <style:paragraph-properties fo:text-align="justify" style:justify-single-word="false"/>
      <style:text-properties officeooo:paragraph-rsid="00816c43"/>
    </style:style>
    <style:style style:name="P137" style:family="paragraph" style:parent-style-name="Text_20_body" style:list-style-name="L39">
      <style:paragraph-properties fo:text-align="justify" style:justify-single-word="false"/>
      <style:text-properties officeooo:paragraph-rsid="00816c43"/>
    </style:style>
    <style:style style:name="P138" style:family="paragraph" style:parent-style-name="Standard" style:list-style-name="L40">
      <style:paragraph-properties fo:text-align="justify" style:justify-single-word="false"/>
      <style:text-properties officeooo:paragraph-rsid="00816c43"/>
    </style:style>
    <style:style style:name="P139" style:family="paragraph" style:parent-style-name="Text_20_body" style:list-style-name="L40">
      <style:paragraph-properties fo:text-align="justify" style:justify-single-word="false"/>
      <style:text-properties officeooo:paragraph-rsid="00816c43"/>
    </style:style>
    <style:style style:name="P140" style:family="paragraph" style:parent-style-name="Text_20_body" style:list-style-name="L39">
      <style:paragraph-properties fo:text-align="justify" style:justify-single-word="false"/>
      <style:text-properties officeooo:paragraph-rsid="0085fb8d"/>
    </style:style>
    <style:style style:name="P141" style:family="paragraph" style:parent-style-name="Standard" style:list-style-name="L41">
      <style:paragraph-properties fo:text-align="justify" style:justify-single-word="false"/>
      <style:text-properties officeooo:paragraph-rsid="0085fb8d"/>
    </style:style>
    <style:style style:name="P142" style:family="paragraph" style:parent-style-name="Standard">
      <style:paragraph-properties fo:text-align="justify" style:justify-single-word="false"/>
      <style:text-properties officeooo:paragraph-rsid="0085fb8d"/>
    </style:style>
    <style:style style:name="P143" style:family="paragraph" style:parent-style-name="Text_20_body" style:list-style-name="L39">
      <style:paragraph-properties fo:text-align="justify" style:justify-single-word="false"/>
      <style:text-properties fo:font-weight="normal" officeooo:rsid="0085fb8d" officeooo:paragraph-rsid="00893aa1" style:font-weight-asian="normal" style:font-weight-complex="normal"/>
    </style:style>
    <style:style style:name="P144" style:family="paragraph" style:parent-style-name="Standard" style:list-style-name="L42">
      <style:paragraph-properties fo:text-align="justify" style:justify-single-word="false"/>
      <style:text-properties fo:font-weight="normal" officeooo:rsid="0085fb8d" officeooo:paragraph-rsid="00893aa1" style:font-weight-asian="normal" style:font-weight-complex="normal"/>
    </style:style>
    <style:style style:name="P145" style:family="paragraph" style:parent-style-name="Text_20_body" style:list-style-name="L42">
      <style:paragraph-properties fo:text-align="justify" style:justify-single-word="false"/>
      <style:text-properties fo:font-weight="normal" officeooo:rsid="0085fb8d" officeooo:paragraph-rsid="00893aa1" style:font-weight-asian="normal" style:font-weight-complex="normal"/>
    </style:style>
    <style:style style:name="P146" style:family="paragraph" style:parent-style-name="Text_20_body">
      <style:paragraph-properties fo:text-align="justify" style:justify-single-word="false"/>
      <style:text-properties fo:font-weight="normal" officeooo:rsid="0085fb8d" officeooo:paragraph-rsid="00893aa1" style:font-weight-asian="normal" style:font-weight-complex="normal"/>
    </style:style>
    <style:style style:name="P147" style:family="paragraph" style:parent-style-name="Text_20_body" style:list-style-name="L39">
      <style:paragraph-properties fo:text-align="justify" style:justify-single-word="false"/>
      <style:text-properties fo:font-weight="normal" officeooo:rsid="0085fb8d" officeooo:paragraph-rsid="008bb21c" style:font-weight-asian="normal" style:font-weight-complex="normal"/>
    </style:style>
    <style:style style:name="P148" style:family="paragraph" style:parent-style-name="Standard" style:list-style-name="L43">
      <style:paragraph-properties fo:text-align="justify" style:justify-single-word="false"/>
      <style:text-properties fo:font-weight="normal" officeooo:rsid="008bb21c" officeooo:paragraph-rsid="008bb21c" style:font-weight-asian="normal" style:font-weight-complex="normal"/>
    </style:style>
    <style:style style:name="P149" style:family="paragraph" style:parent-style-name="Text_20_body">
      <style:paragraph-properties fo:text-align="justify" style:justify-single-word="false"/>
      <style:text-properties fo:font-weight="normal" officeooo:rsid="008bb21c" officeooo:paragraph-rsid="008bb21c" style:font-weight-asian="normal" style:font-weight-complex="normal"/>
    </style:style>
    <style:style style:name="P150" style:family="paragraph" style:parent-style-name="Text_20_body" style:list-style-name="L39">
      <style:paragraph-properties fo:text-align="justify" style:justify-single-word="false"/>
      <style:text-properties fo:font-weight="normal" officeooo:rsid="008d3088" officeooo:paragraph-rsid="008d3088" style:font-weight-asian="normal" style:font-weight-complex="normal"/>
    </style:style>
    <style:style style:name="P151" style:family="paragraph" style:parent-style-name="Text_20_body" style:list-style-name="L44">
      <style:paragraph-properties fo:text-align="justify" style:justify-single-word="false"/>
      <style:text-properties fo:font-weight="normal" officeooo:rsid="008d3088" officeooo:paragraph-rsid="008d3088" style:font-weight-asian="normal" style:font-weight-complex="normal"/>
    </style:style>
    <style:style style:name="P152" style:family="paragraph" style:parent-style-name="Standard" style:list-style-name="L44">
      <style:paragraph-properties fo:text-align="justify" style:justify-single-word="false"/>
      <style:text-properties fo:font-weight="normal" officeooo:rsid="008d3088" officeooo:paragraph-rsid="008d3088" style:font-weight-asian="normal" style:font-weight-complex="normal"/>
    </style:style>
    <style:style style:name="P153" style:family="paragraph" style:parent-style-name="Text_20_body">
      <style:paragraph-properties fo:text-align="justify" style:justify-single-word="false"/>
      <style:text-properties fo:font-weight="normal" officeooo:rsid="008d3088" officeooo:paragraph-rsid="008d3088" style:font-weight-asian="normal" style:font-weight-complex="normal"/>
    </style:style>
    <style:style style:name="P154" style:family="paragraph" style:parent-style-name="Text_20_body" style:list-style-name="L39">
      <style:paragraph-properties fo:text-align="justify" style:justify-single-word="false"/>
      <style:text-properties fo:font-weight="normal" officeooo:rsid="008d3088" officeooo:paragraph-rsid="008e562f" style:font-weight-asian="normal" style:font-weight-complex="normal"/>
    </style:style>
    <style:style style:name="P155" style:family="paragraph" style:parent-style-name="Standard" style:list-style-name="L45">
      <style:paragraph-properties fo:text-align="justify" style:justify-single-word="false"/>
      <style:text-properties fo:font-weight="normal" officeooo:rsid="008d3088" officeooo:paragraph-rsid="008e562f" style:font-weight-asian="normal" style:font-weight-complex="normal"/>
    </style:style>
    <style:style style:name="P156" style:family="paragraph" style:parent-style-name="Text_20_body" style:list-style-name="L45">
      <style:paragraph-properties fo:text-align="justify" style:justify-single-word="false"/>
      <style:text-properties fo:font-weight="normal" officeooo:rsid="008d3088" officeooo:paragraph-rsid="008e562f" style:font-weight-asian="normal" style:font-weight-complex="normal"/>
    </style:style>
    <style:style style:name="P157" style:family="paragraph" style:parent-style-name="Text_20_body">
      <style:paragraph-properties fo:text-align="justify" style:justify-single-word="false"/>
      <style:text-properties fo:font-weight="normal" officeooo:rsid="008d3088" officeooo:paragraph-rsid="008e562f" style:font-weight-asian="normal" style:font-weight-complex="normal"/>
    </style:style>
    <style:style style:name="P158" style:family="paragraph" style:parent-style-name="Heading_20_1">
      <style:paragraph-properties fo:text-align="justify" style:justify-single-word="false"/>
      <style:text-properties officeooo:rsid="009c56de" officeooo:paragraph-rsid="009c56de"/>
    </style:style>
    <style:style style:name="P159" style:family="paragraph" style:parent-style-name="Text_20_body">
      <style:paragraph-properties fo:text-align="justify" style:justify-single-word="false"/>
      <style:text-properties officeooo:paragraph-rsid="009c56de"/>
    </style:style>
    <style:style style:name="P160" style:family="paragraph" style:parent-style-name="Text_20_body" style:list-style-name="L46">
      <style:paragraph-properties fo:text-align="justify" style:justify-single-word="false"/>
      <style:text-properties officeooo:paragraph-rsid="009c56de"/>
    </style:style>
    <style:style style:name="P161" style:family="paragraph" style:parent-style-name="Standard" style:list-style-name="L47">
      <style:paragraph-properties fo:text-align="justify" style:justify-single-word="false"/>
      <style:text-properties fo:font-weight="normal" officeooo:rsid="009dc1bc" officeooo:paragraph-rsid="009c56de" style:font-weight-asian="normal" style:font-weight-complex="normal"/>
    </style:style>
    <style:style style:name="P162" style:family="paragraph" style:parent-style-name="Text_20_body" style:list-style-name="L47">
      <style:paragraph-properties fo:text-align="justify" style:justify-single-word="false"/>
      <style:text-properties fo:font-weight="normal" officeooo:rsid="009dc1bc" officeooo:paragraph-rsid="009c56de" style:font-weight-asian="normal" style:font-weight-complex="normal"/>
    </style:style>
    <style:style style:name="P163" style:family="paragraph" style:parent-style-name="Text_20_body" style:list-style-name="L47">
      <style:paragraph-properties fo:text-align="justify" style:justify-single-word="false"/>
      <style:text-properties fo:font-weight="normal" officeooo:rsid="009dc1bc" officeooo:paragraph-rsid="009f458c" style:font-weight-asian="normal" style:font-weight-complex="normal"/>
    </style:style>
    <style:style style:name="P164" style:family="paragraph" style:parent-style-name="Text_20_body">
      <style:paragraph-properties fo:text-align="justify" style:justify-single-word="false"/>
      <style:text-properties fo:font-weight="normal" officeooo:rsid="009dc1bc" officeooo:paragraph-rsid="009f458c" style:font-weight-asian="normal" style:font-weight-complex="normal"/>
    </style:style>
    <style:style style:name="P165" style:family="paragraph" style:parent-style-name="Text_20_body" style:list-style-name="L46">
      <style:paragraph-properties fo:text-align="justify" style:justify-single-word="false"/>
      <style:text-properties officeooo:paragraph-rsid="009f458c"/>
    </style:style>
    <style:style style:name="P166" style:family="paragraph" style:parent-style-name="Text_20_body" style:list-style-name="L48">
      <style:paragraph-properties fo:text-align="justify" style:justify-single-word="false"/>
      <style:text-properties fo:font-weight="normal" officeooo:rsid="009f458c" officeooo:paragraph-rsid="009f458c" style:font-weight-asian="normal" style:font-weight-complex="normal"/>
    </style:style>
    <style:style style:name="P167" style:family="paragraph" style:parent-style-name="Standard" style:list-style-name="L48">
      <style:paragraph-properties fo:text-align="justify" style:justify-single-word="false"/>
      <style:text-properties fo:font-weight="normal" officeooo:rsid="009f458c" officeooo:paragraph-rsid="009f458c" style:font-weight-asian="normal" style:font-weight-complex="normal"/>
    </style:style>
    <style:style style:name="P168" style:family="paragraph" style:parent-style-name="Text_20_body">
      <style:paragraph-properties fo:text-align="justify" style:justify-single-word="false"/>
      <style:text-properties fo:font-weight="normal" officeooo:rsid="009f458c" officeooo:paragraph-rsid="009f458c" style:font-weight-asian="normal" style:font-weight-complex="normal"/>
    </style:style>
    <style:style style:name="P169" style:family="paragraph" style:parent-style-name="Text_20_body" style:list-style-name="L46">
      <style:paragraph-properties fo:text-align="justify" style:justify-single-word="false"/>
      <style:text-properties officeooo:paragraph-rsid="00a09981"/>
    </style:style>
    <style:style style:name="P170" style:family="paragraph" style:parent-style-name="Standard" style:list-style-name="L49">
      <style:paragraph-properties fo:text-align="justify" style:justify-single-word="false"/>
      <style:text-properties fo:font-weight="normal" officeooo:rsid="00a09981" officeooo:paragraph-rsid="00a09981" style:font-weight-asian="normal" style:font-weight-complex="normal"/>
    </style:style>
    <style:style style:name="P171" style:family="paragraph" style:parent-style-name="Text_20_body" style:list-style-name="L49">
      <style:paragraph-properties fo:text-align="justify" style:justify-single-word="false"/>
      <style:text-properties fo:font-weight="normal" officeooo:rsid="00a09981" officeooo:paragraph-rsid="00a09981" style:font-weight-asian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weight="normal" officeooo:rsid="00a09981" officeooo:paragraph-rsid="00a09981" style:font-weight-asian="normal" style:font-weight-complex="normal"/>
    </style:style>
    <style:style style:name="P173" style:family="paragraph" style:parent-style-name="Text_20_body" style:list-style-name="L46">
      <style:paragraph-properties fo:text-align="justify" style:justify-single-word="false"/>
      <style:text-properties officeooo:paragraph-rsid="00a45601"/>
    </style:style>
    <style:style style:name="P174" style:family="paragraph" style:parent-style-name="Standard" style:list-style-name="L50">
      <style:paragraph-properties fo:text-align="justify" style:justify-single-word="false"/>
      <style:text-properties fo:font-weight="normal" officeooo:rsid="00a45601" officeooo:paragraph-rsid="00a45601" style:font-weight-asian="normal" style:font-weight-complex="normal"/>
    </style:style>
    <style:style style:name="P175" style:family="paragraph" style:parent-style-name="Text_20_body" style:list-style-name="L50">
      <style:paragraph-properties fo:text-align="justify" style:justify-single-word="false"/>
      <style:text-properties fo:font-weight="normal" officeooo:rsid="00a45601" officeooo:paragraph-rsid="00a45601" style:font-weight-asian="normal" style:font-weight-complex="normal"/>
    </style:style>
    <style:style style:name="P176" style:family="paragraph" style:parent-style-name="Text_20_body">
      <style:paragraph-properties fo:text-align="justify" style:justify-single-word="false"/>
      <style:text-properties fo:font-weight="normal" officeooo:rsid="00a45601" officeooo:paragraph-rsid="00a45601" style:font-weight-asian="normal" style:font-weight-complex="normal"/>
    </style:style>
    <style:style style:name="P177" style:family="paragraph" style:parent-style-name="Text_20_body" style:list-style-name="L46">
      <style:paragraph-properties fo:text-align="justify" style:justify-single-word="false"/>
      <style:text-properties officeooo:paragraph-rsid="00a4d725"/>
    </style:style>
    <style:style style:name="P178" style:family="paragraph" style:parent-style-name="Text_20_body" style:list-style-name="L51">
      <style:paragraph-properties fo:text-align="justify" style:justify-single-word="false"/>
      <style:text-properties fo:font-weight="normal" officeooo:rsid="00a50541" officeooo:paragraph-rsid="00a4d725" style:font-weight-asian="normal" style:font-weight-complex="normal"/>
    </style:style>
    <style:style style:name="P179" style:family="paragraph" style:parent-style-name="Text_20_body">
      <style:paragraph-properties fo:text-align="justify" style:justify-single-word="false"/>
      <style:text-properties fo:font-weight="normal" officeooo:rsid="00a50541" officeooo:paragraph-rsid="00a4d725" style:font-weight-asian="normal" style:font-weight-complex="normal"/>
    </style:style>
    <style:style style:name="P180" style:family="paragraph" style:parent-style-name="Heading_20_1">
      <style:paragraph-properties fo:text-align="justify" style:justify-single-word="false"/>
      <style:text-properties officeooo:rsid="00a7ed27" officeooo:paragraph-rsid="00a7ed27"/>
    </style:style>
    <style:style style:name="P181" style:family="paragraph" style:parent-style-name="Text_20_body">
      <style:paragraph-properties fo:text-align="justify" style:justify-single-word="false"/>
      <style:text-properties officeooo:paragraph-rsid="00a7ed27"/>
    </style:style>
    <style:style style:name="P182" style:family="paragraph" style:parent-style-name="Text_20_body" style:list-style-name="L52">
      <style:paragraph-properties fo:text-align="justify" style:justify-single-word="false"/>
      <style:text-properties officeooo:paragraph-rsid="00a7ed27"/>
    </style:style>
    <style:style style:name="P183" style:family="paragraph" style:parent-style-name="Standard" style:list-style-name="L53">
      <style:paragraph-properties fo:text-align="justify" style:justify-single-word="false"/>
      <style:text-properties officeooo:paragraph-rsid="00a7ed27"/>
    </style:style>
    <style:style style:name="P184" style:family="paragraph" style:parent-style-name="Text_20_body" style:list-style-name="L53">
      <style:paragraph-properties fo:text-align="justify" style:justify-single-word="false"/>
      <style:text-properties officeooo:paragraph-rsid="00a7ed27"/>
    </style:style>
    <style:style style:name="P185" style:family="paragraph" style:parent-style-name="Text_20_body" style:list-style-name="L52">
      <style:paragraph-properties fo:text-align="justify" style:justify-single-word="false"/>
      <style:text-properties officeooo:paragraph-rsid="00ab1e88"/>
    </style:style>
    <style:style style:name="P186" style:family="paragraph" style:parent-style-name="Standard" style:list-style-name="L54">
      <style:paragraph-properties fo:text-align="justify" style:justify-single-word="false"/>
      <style:text-properties fo:font-weight="normal" officeooo:rsid="00aced66" officeooo:paragraph-rsid="00ab1e88" style:font-weight-asian="normal" style:font-weight-complex="normal"/>
    </style:style>
    <style:style style:name="P187" style:family="paragraph" style:parent-style-name="Text_20_body" style:list-style-name="L54">
      <style:paragraph-properties fo:text-align="justify" style:justify-single-word="false"/>
      <style:text-properties fo:font-weight="normal" officeooo:rsid="00aced66" officeooo:paragraph-rsid="00ab1e88" style:font-weight-asian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fo:font-weight="normal" officeooo:rsid="00aced66" officeooo:paragraph-rsid="00ab1e88" style:font-weight-asian="normal" style:font-weight-complex="normal"/>
    </style:style>
    <style:style style:name="P189" style:family="paragraph" style:parent-style-name="Text_20_body" style:list-style-name="L52">
      <style:paragraph-properties fo:text-align="justify" style:justify-single-word="false"/>
      <style:text-properties officeooo:paragraph-rsid="00af9234"/>
    </style:style>
    <style:style style:name="P190" style:family="paragraph" style:parent-style-name="Standard" style:list-style-name="L55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1" style:family="paragraph" style:parent-style-name="Text_20_body" style:list-style-name="L55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2" style:family="paragraph" style:parent-style-name="Text_20_body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3" style:family="paragraph" style:parent-style-name="Standard" style:list-style-name="L56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5" style:family="paragraph" style:parent-style-name="Standard" style:list-style-name="L57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6" style:family="paragraph" style:parent-style-name="Text_20_body" style:list-style-name="L57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7" style:family="paragraph" style:parent-style-name="Standard" style:list-style-name="L58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8" style:family="paragraph" style:parent-style-name="Text_20_body" style:list-style-name="L58">
      <style:paragraph-properties fo:text-align="justify" style:justify-single-word="false"/>
      <style:text-properties fo:font-weight="normal" officeooo:rsid="00af9234" officeooo:paragraph-rsid="00af9234" style:font-weight-asian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fo:font-weight="normal" officeooo:rsid="00af9234" officeooo:paragraph-rsid="00b298da" style:font-weight-asian="normal" style:font-weight-complex="normal"/>
    </style:style>
    <style:style style:name="P200" style:family="paragraph" style:parent-style-name="Text_20_body" style:list-style-name="L52">
      <style:paragraph-properties fo:text-align="justify" style:justify-single-word="false"/>
      <style:text-properties officeooo:paragraph-rsid="00b298da"/>
    </style:style>
    <style:style style:name="P201" style:family="paragraph" style:parent-style-name="Standard" style:list-style-name="L59">
      <style:paragraph-properties fo:text-align="justify" style:justify-single-word="false"/>
      <style:text-properties fo:font-weight="normal" officeooo:rsid="00b298da" officeooo:paragraph-rsid="00b298da" style:font-weight-asian="normal" style:font-weight-complex="normal"/>
    </style:style>
    <style:style style:name="P202" style:family="paragraph" style:parent-style-name="Text_20_body" style:list-style-name="L59">
      <style:paragraph-properties fo:text-align="justify" style:justify-single-word="false"/>
      <style:text-properties fo:font-weight="normal" officeooo:rsid="00b298da" officeooo:paragraph-rsid="00b298da" style:font-weight-asian="normal" style:font-weight-complex="normal"/>
    </style:style>
    <style:style style:name="P203" style:family="paragraph" style:parent-style-name="Text_20_body">
      <style:paragraph-properties fo:text-align="justify" style:justify-single-word="false"/>
      <style:text-properties fo:font-weight="normal" officeooo:rsid="00b298da" officeooo:paragraph-rsid="00b298da" style:font-weight-asian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font-weight="normal" officeooo:rsid="00b298da" officeooo:paragraph-rsid="00b298da" style:font-weight-asian="normal" style:font-weight-complex="normal"/>
    </style:style>
    <style:style style:name="T1" style:family="text">
      <style:text-properties officeooo:rsid="001c01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52f8" style:font-weight-asian="normal" style:font-weight-complex="normal"/>
    </style:style>
    <style:style style:name="T5" style:family="text">
      <style:text-properties fo:font-size="12pt" fo:font-weight="bold" officeooo:rsid="00263b04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41dea" style:font-size-asian="12pt" style:font-weight-asian="bold" style:font-size-complex="12pt" style:font-weight-complex="bold"/>
    </style:style>
    <style:style style:name="T7" style:family="text">
      <style:text-properties fo:font-weight="bold"/>
    </style:style>
    <style:style style:name="T8" style:family="text">
      <style:text-properties fo:font-size="12pt" fo:font-weight="bold" officeooo:rsid="00291d56" style:font-size-asian="12pt" style:font-weight-asian="bold" style:font-size-complex="12pt" style:font-weight-complex="bold"/>
    </style:style>
    <style:style style:name="T9" style:family="text">
      <style:text-properties fo:font-style="italic"/>
    </style:style>
    <style:style style:name="T10" style:family="text">
      <style:text-properties fo:font-size="12pt" fo:font-weight="bold" officeooo:rsid="002aaf6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e1c3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f0f8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f57f" style:font-size-asian="12pt" style:font-weight-asian="bold" style:font-size-complex="12pt" style:font-weight-complex="bold"/>
    </style:style>
    <style:style style:name="T14" style:family="text">
      <style:text-properties officeooo:rsid="00619601"/>
    </style:style>
    <style:style style:name="T15" style:family="text">
      <style:text-properties fo:font-size="12pt" fo:font-weight="bold" officeooo:rsid="00624625" style:font-size-asian="12pt" style:font-weight-asian="bold" style:font-size-complex="12pt" style:font-weight-complex="bold"/>
    </style:style>
    <style:style style:name="T16" style:family="text">
      <style:text-properties officeooo:rsid="0064f9f8"/>
    </style:style>
    <style:style style:name="T17" style:family="text">
      <style:text-properties fo:font-weight="bold" officeooo:rsid="006fffec" style:font-weight-asian="bold" style:font-weight-complex="bold"/>
    </style:style>
    <style:style style:name="T18" style:family="text">
      <style:text-properties fo:font-weight="normal" officeooo:rsid="007231b5" style:font-weight-asian="normal" style:font-weight-complex="normal"/>
    </style:style>
    <style:style style:name="T19" style:family="text">
      <style:text-properties officeooo:rsid="007231b5"/>
    </style:style>
    <style:style style:name="T20" style:family="text">
      <style:text-properties fo:font-weight="bold" officeooo:rsid="00735d63" style:font-weight-asian="bold" style:font-weight-complex="bold"/>
    </style:style>
    <style:style style:name="T21" style:family="text">
      <style:text-properties fo:font-weight="bold" officeooo:rsid="0073b130" style:font-weight-asian="bold" style:font-weight-complex="bold"/>
    </style:style>
    <style:style style:name="T22" style:family="text">
      <style:text-properties officeooo:rsid="0073b130"/>
    </style:style>
    <style:style style:name="T23" style:family="text">
      <style:text-properties fo:font-weight="bold" officeooo:rsid="00741573" style:font-weight-asian="bold" style:font-weight-complex="bold"/>
    </style:style>
    <style:style style:name="T24" style:family="text">
      <style:text-properties officeooo:rsid="00741573"/>
    </style:style>
    <style:style style:name="T25" style:family="text">
      <style:text-properties fo:font-weight="bold" officeooo:rsid="0074fc9b" style:font-weight-asian="bold" style:font-weight-complex="bold"/>
    </style:style>
    <style:style style:name="T26" style:family="text">
      <style:text-properties officeooo:rsid="0074fc9b"/>
    </style:style>
    <style:style style:name="T27" style:family="text">
      <style:text-properties officeooo:rsid="007536fc"/>
    </style:style>
    <style:style style:name="T28" style:family="text">
      <style:text-properties fo:font-weight="bold" officeooo:rsid="007536fc" style:font-weight-asian="bold" style:font-weight-complex="bold"/>
    </style:style>
    <style:style style:name="T29" style:family="text">
      <style:text-properties officeooo:rsid="00777756"/>
    </style:style>
    <style:style style:name="T30" style:family="text">
      <style:text-properties fo:font-weight="bold" officeooo:rsid="0077eeee" style:font-weight-asian="bold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07b3910"/>
    </style:style>
    <style:style style:name="T33" style:family="text">
      <style:text-properties fo:font-weight="bold" officeooo:rsid="007d30e0" style:font-weight-asian="bold" style:font-weight-complex="bold"/>
    </style:style>
    <style:style style:name="T34" style:family="text">
      <style:text-properties fo:font-weight="normal" officeooo:rsid="007d30e0" style:font-weight-asian="normal" style:font-weight-complex="normal"/>
    </style:style>
    <style:style style:name="T35" style:family="text">
      <style:text-properties officeooo:rsid="007d3983"/>
    </style:style>
    <style:style style:name="T36" style:family="text">
      <style:text-properties fo:font-weight="bold" officeooo:rsid="007f8854" style:font-weight-asian="bold" style:font-weight-complex="bold"/>
    </style:style>
    <style:style style:name="T37" style:family="text">
      <style:text-properties officeooo:rsid="007f8854"/>
    </style:style>
    <style:style style:name="T38" style:family="text">
      <style:text-properties fo:font-weight="bold" officeooo:rsid="007fa014" style:font-weight-asian="bold" style:font-weight-complex="bold"/>
    </style:style>
    <style:style style:name="T39" style:family="text">
      <style:text-properties fo:font-weight="normal" officeooo:rsid="007fa014" style:font-weight-asian="normal" style:font-weight-complex="normal"/>
    </style:style>
    <style:style style:name="T40" style:family="text">
      <style:text-properties fo:font-weight="bold" officeooo:rsid="007fdc2f" style:font-weight-asian="bold" style:font-weight-complex="bold"/>
    </style:style>
    <style:style style:name="T41" style:family="text">
      <style:text-properties fo:font-weight="bold" officeooo:rsid="00816c43" style:font-weight-asian="bold" style:font-weight-complex="bold"/>
    </style:style>
    <style:style style:name="T42" style:family="text">
      <style:text-properties officeooo:rsid="00816c43"/>
    </style:style>
    <style:style style:name="T43" style:family="text">
      <style:text-properties fo:font-weight="bold" officeooo:rsid="0085fb8d" style:font-weight-asian="bold" style:font-weight-complex="bold"/>
    </style:style>
    <style:style style:name="T44" style:family="text">
      <style:text-properties fo:font-weight="bold" officeooo:rsid="00893aa1" style:font-weight-asian="bold" style:font-weight-complex="bold"/>
    </style:style>
    <style:style style:name="T45" style:family="text">
      <style:text-properties officeooo:rsid="00893aa1"/>
    </style:style>
    <style:style style:name="T46" style:family="text">
      <style:text-properties fo:font-weight="bold" officeooo:rsid="008bb21c" style:font-weight-asian="bold" style:font-weight-complex="bold"/>
    </style:style>
    <style:style style:name="T47" style:family="text">
      <style:text-properties fo:font-weight="bold" officeooo:rsid="008e562f" style:font-weight-asian="bold" style:font-weight-complex="bold"/>
    </style:style>
    <style:style style:name="T48" style:family="text">
      <style:text-properties officeooo:rsid="008e562f"/>
    </style:style>
    <style:style style:name="T49" style:family="text">
      <style:text-properties fo:font-weight="bold" officeooo:rsid="009dc1bc" style:font-weight-asian="bold" style:font-weight-complex="bold"/>
    </style:style>
    <style:style style:name="T50" style:family="text">
      <style:text-properties officeooo:rsid="009dc1bc"/>
    </style:style>
    <style:style style:name="T51" style:family="text">
      <style:text-properties fo:font-weight="bold" officeooo:rsid="009f458c" style:font-weight-asian="bold" style:font-weight-complex="bold"/>
    </style:style>
    <style:style style:name="T52" style:family="text">
      <style:text-properties fo:font-weight="bold" officeooo:rsid="00a09981" style:font-weight-asian="normal" style:font-weight-complex="normal"/>
    </style:style>
    <style:style style:name="T53" style:family="text">
      <style:text-properties fo:font-weight="bold" officeooo:rsid="00a45601" style:font-weight-asian="normal" style:font-weight-complex="normal"/>
    </style:style>
    <style:style style:name="T54" style:family="text">
      <style:text-properties fo:font-weight="bold" officeooo:rsid="00a50541" style:font-weight-asian="normal" style:font-weight-complex="normal"/>
    </style:style>
    <style:style style:name="T55" style:family="text">
      <style:text-properties fo:font-weight="bold" officeooo:rsid="00a88258" style:font-weight-asian="bold" style:font-weight-complex="bold"/>
    </style:style>
    <style:style style:name="T56" style:family="text">
      <style:text-properties officeooo:rsid="00a88258"/>
    </style:style>
    <style:style style:name="T57" style:family="text">
      <style:text-properties fo:font-weight="bold" officeooo:rsid="00ab1e88" style:font-weight-asian="bold" style:font-weight-complex="bold"/>
    </style:style>
    <style:style style:name="T58" style:family="text">
      <style:text-properties fo:font-weight="bold" officeooo:rsid="00aced66" style:font-weight-asian="bold" style:font-weight-complex="bold"/>
    </style:style>
    <style:style style:name="T59" style:family="text">
      <style:text-properties fo:font-weight="bold" officeooo:rsid="00af9234" style:font-weight-asian="bold" style:font-weight-complex="bold"/>
    </style:style>
    <style:style style:name="T60" style:family="text">
      <style:text-properties fo:font-weight="bold" officeooo:rsid="00b298da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o Felipe<text:span text:style-name="T1">(Seminario-SO)</text:span></text:p>
      <text:p text:style-name="P2"/>
      <text:h text:style-name="P3" text:outline-level="1">Atlas</text:h>
      <text:p text:style-name="P4">1 – Introdução:</text:p>
      <text:list xml:id="list3513431469" text:style-name="L1">
        <text:list-item>
          <text:p text:style-name="P5"><text:span text:style-name="T2">Quem/Quando</text:span>: Foi um sistema projetado na universidade de manchester, na inglaterra.</text:p>
        </text:list-item>
        <text:list-item>
          <text:p text:style-name="P5"><text:span text:style-name="T2">Època</text:span>: Final dos anos 50 e inicio dos anos 60</text:p>
        </text:list-item>
        <text:list-item>
          <text:p text:style-name="P6">Porque é importante: <text:span text:style-name="T3">Foi um sistema pioneiro. Muitos recursos que eram novidade na época se tornaram padrões nos sistemas operacionais modernos que usamos </text:span><text:span text:style-name="T4">h</text:span><text:span text:style-name="T3">oje.</text:span></text:p>
          <text:p text:style-name="P7"/>
        </text:list-item>
      </text:list>
      <text:p text:style-name="P8"><text:span text:style-name="T5">2</text:span><text:span text:style-name="T6"> – </text:span><text:span text:style-name="T2">Características Gerais do Sistema </text:span><text:span text:style-name="T6">:</text:span></text:p>
      <text:list text:style-name="L2">
        <text:list-item>
          <text:p text:style-name="P9">Era um sistema operacional <text:span text:style-name="T7">batch</text:span> (processamento em lote) que usava <text:span text:style-name="T7">spooling</text:span>. </text:p>
        </text:list-item>
        <text:list-item>
          <text:p text:style-name="P9"><text:span text:style-name="T7">O que é spooling?</text:span> O sistema conseguia organizar a fila de trabalhos (jobs) com base nos periféricos que eles precisavam (como impressoras, leitoras de cartão ou fitas magnéticas). </text:p>
        </text:list-item>
        <text:list-item>
          <text:p text:style-name="P9">Foi um dos primeiros sistemas a ter <text:span text:style-name="T7">drivers de dispositivos</text:span> como uma parte importante do SO. </text:p>
        </text:list-item>
        <text:list-item>
          <text:p text:style-name="P9">Ele introduziu as <text:span text:style-name="T7">chamadas de sistema</text:span> através de um conjunto especial de instruções chamado "códigos extras". </text:p>
        </text:list-item>
      </text:list>
      <text:p text:style-name="P10"><text:span text:style-name="T8">3</text:span><text:span text:style-name="T6"> – </text:span><text:span text:style-name="T2">A Inovação Mais Notável</text:span> <text:span text:style-name="T6">:</text:span></text:p>
      <text:list text:continue-numbering="true" text:style-name="L2">
        <text:list-item>
          <text:p text:style-name="P11"><text:span text:style-name="T7">O Problema da Época:</text:span> A memória principal (RAM), chamada de "memória de núcleo", era nova e <text:span text:style-name="T9">extremamente cara</text:span>. Por isso, muitos computadores usavam "tambores magnéticos" (lentos, como um HD antigo) como memória principal. <text:s/></text:p>
        </text:list-item>
        <text:list-item>
          <text:p text:style-name="P11"><text:span text:style-name="T7">A Solução do Atlas:</text:span> Ele combinou o melhor dos dois mundos. Usava um tambor magnético (grande e lento, de 98 KB) como memória principal e uma pequena quantidade de memória de núcleo (pequena e rápida, de 16 KB) como um <text:span text:style-name="T7">cache</text:span>. </text:p>
        </text:list-item>
        <text:list-item>
          <text:p text:style-name="P11"><text:span text:style-name="T7">O Conceito-Chave:</text:span> O Atlas foi o pioneiro no uso de <text:span text:style-name="T7">Paginação por Demanda</text:span> (o que hoje conhecemos como <text:span text:style-name="T7">Memória Virtual</text:span>). </text:p>
          <text:list>
            <text:list-item>
              <text:p text:style-name="P11">O sistema movia "páginas" (blocos de 512 palavras) de dados automaticamente entre o tambor (lento) e o núcleo (rápido) <text:span text:style-name="T9">apenas quando elas eram necessárias</text:span>.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0">4</text:span><text:span text:style-name="T6"> – </text:span><text:span text:style-name="T2">Como a Memória Virtual Funcionava (Detalhes Técnicos) </text:span><text:span text:style-name="T6">:</text:span></text:p>
      <text:list text:continue-numbering="true" text:style-name="L2">
        <text:list-item>
          <text:p text:style-name="P14"><text:span text:style-name="T7">Endereçamento:</text:span> O Atlas tinha um espaço de endereçamento virtual <text:span text:style-name="T9">enorme</text:span> para a época: 1 milhão de palavras. </text:p>
        </text:list-item>
        <text:list-item>
          <text:p text:style-name="P14"><text:span text:style-name="T7">Hardware Especial:</text:span> Para que a tradução de endereços (de virtual para físico) fosse rápida, ele usava uma <text:span text:style-name="T7">memória associativa</text:span> de 32 registradores. </text:p>
          <text:list>
            <text:list-item>
              <text:p text:style-name="P14">(Você pode dizer: "Isso era basicamente um ancestral do que hoje chamamos de <text:span text:style-name="T7">TLB</text:span> - <text:span text:style-name="T9">Translation Lookaside Buffer</text:span>"). </text:p>
            </text:list-item>
          </text:list>
        </text:list-item>
        <text:list-item>
          <text:p text:style-name="P14"><text:span text:style-name="T7">Substituição de Página:</text:span> Quando o cache (memória de núcleo) ficava cheio e ocorria um <text:span text:style-name="T9">page fault</text:span> (precisava buscar algo no tambor), o Atlas precisava tirar uma página antiga do cache. </text:p>
          <text:list>
            <text:list-item>
              <text:p text:style-name="P14">Ele usava um algoritmo complexo que tentava <text:span text:style-name="T7">prever o futuro</text:span> com base no <text:span text:style-name="T7">histórico de uso</text:span>. </text:p>
            </text:list-item>
            <text:list-item>
              <text:p text:style-name="P14">Ele mantinha "bits de referência" para saber quais páginas foram usadas recentemente. </text:p>
            </text:list-item>
            <text:list-item>
              <text:p text:style-name="P14">A ideia era substituir a página que, segundo a previsão do algoritmo, demoraria mais para ser usada novamente, assumindo que os programas executavam em <text:span text:style-name="T9">loops</text:span>. </text:p>
            </text:list-item>
          </text:list>
        </text:list-item>
      </text:list>
      <text:p text:style-name="P15"/>
      <text:p text:style-name="P16"><text:span text:style-name="T10">4</text:span><text:span text:style-name="T6"> – </text:span><text:span text:style-name="T11">Conclusão</text:span><text:span text:style-name="T2"> </text:span><text:span text:style-name="T6">:</text:span></text:p>
      <text:list text:continue-numbering="true" text:style-name="L2">
        <text:list-item>
          <text:p text:style-name="P17">O Atlas foi revolucionário por introduzir e provar que a <text:span text:style-name="T7">paginação por demanda</text:span> (memória virtual) era um conceito viável. Essa ideia é a base de como todos os sistemas operacionais modernos, como Windows, Linux e macOS, gerenciam a memória hoje em dia. </text:p>
        </text:list-item>
      </text:list>
      <text:p text:style-name="P12"/>
      <text:p text:style-name="P18"/>
      <text:h text:style-name="P3" text:outline-level="1">XDS-940</text:h>
      <text:list xml:id="list1160575518" text:style-name="L3">
        <text:list-item>
          <text:p text:style-name="P19">Introdução: O que foi o XDS-940</text:p>
        </text:list-item>
      </text:list>
      <text:list text:style-name="L4">
        <text:list-item>
          <text:list>
            <text:list-item>
              <text:p text:style-name="P20"><text:span text:style-name="T7">Quem/Quando:</text:span> Foi um sistema operacional projetado na Universidade da Califórnia (UC Berkeley) no início dos anos 1960.</text:p>
            </text:list-item>
            <text:list-item>
              <text:p text:style-name="P20"><text:span text:style-name="T7">Qual era o objetivo?</text:span> Era um sistema de <text:span text:style-name="T7">tempo compartilhado</text:span> (time-sharing). </text:p>
            </text:list-item>
            <text:list-item>
              <text:p text:style-name="P20"><text:span text:style-name="T7">Como foi feito?</text:span> Ele foi construído em cima de um computador que já existia, o XDS-930, mas com <text:span text:style-name="T7">modificações importantes de hardware</text:span> para fazer o SO funcionar direito.</text:p>
            </text:list-item>
          </text:list>
        </text:list-item>
      </text:list>
      <text:p text:style-name="P21"/>
      <text:list xml:id="list190146404786479" text:continue-list="list1160575518" text:style-name="L3">
        <text:list-item>
          <text:p text:style-name="P22">As Modificações de Hardware (O que o tornou especial) </text:p>
        </text:list-item>
      </text:list>
      <text:list text:style-name="L5">
        <text:list-item>
          <text:list>
            <text:list-item>
              <text:p text:style-name="P23">Para ser um sistema operacional seguro e funcional, o hardware do XDS-930 foi alterado. </text:p>
            </text:list-item>
            <text:list-item>
              <text:p text:style-name="P23"><text:span text:style-name="T7">Modalidade Dual:</text:span> Foi adicionada uma <text:span text:style-name="T7">"modalidade de usuário-monitor"</text:span> (o que hoje chamamos de modalidade de usuário e modalidade de kernel).</text:p>
            </text:list-item>
            <text:list-item>
              <text:p text:style-name="P23"><text:span text:style-name="T7">Instruções Privilegiadas:</text:span> Certas instruções, como as de I/O (entrada e saída), foram definidas como "privilegiadas".</text:p>
            </text:list-item>
            <text:list-item>
              <text:p text:style-name="P23"><text:span text:style-name="T7">Traps (Interceptações):</text:span> Se um programa em "modalidade de usuário" tentasse executar uma instrução privilegiada, o hardware gerava uma <text:span text:style-name="T7">interceptação</text:span> (um "trap") e passava o controle para o sistema operacional.</text:p>
            </text:list-item>
            <text:list-item>
              <text:p text:style-name="P23"><text:span text:style-name="T7">Chamada de Sistema:</text:span> Foi criada uma instrução específica de "chamada de sistema" (system call) para o programa de usuário pedir coisas ao SO de forma segura (como criar arquivos).</text:p>
            </text:list-item>
          </text:list>
        </text:list-item>
      </text:list>
      <text:p text:style-name="P24"/>
      <text:p text:style-name="P24"/>
      <text:p text:style-name="P24"/>
      <text:list xml:id="list190147484341788" text:continue-list="list190146404786479" text:style-name="L3">
        <text:list-item>
          <text:p text:style-name="P25"><text:soft-page-break/>Gerenciamento de Memória: Paginação (Mas não como a do Atlas!) </text:p>
        </text:list-item>
      </text:list>
      <text:list text:style-name="L6">
        <text:list-item>
          <text:list>
            <text:list-item>
              <text:p text:style-name="P26">O XDS-940 também usava paginação, como o Atlas.</text:p>
            </text:list-item>
            <text:list-item>
              <text:p text:style-name="P26"><text:span text:style-name="T7">Diferença-Chave:</text:span> A paginação era usada <text:span text:style-name="T9">apenas</text:span> para <text:span text:style-name="T7">relocação</text:span> (permitir que o SO colocasse um processo em qualquer lugar da memória física), e <text:span text:style-name="T7">NÃO</text:span> para paginação por demanda (memória virtual).</text:p>
            </text:list-item>
            <text:list-item>
              <text:p text:style-name="P26"><text:span text:style-name="T7">Detalhe Interessante:</text:span> A memória física (64 KB) era <text:span text:style-name="T9">maior</text:span> que a memória virtual de um processo (16 KB).</text:p>
            </text:list-item>
            <text:list-item>
              <text:p text:style-name="P26"><text:span text:style-name="T7">Vantagem disso:</text:span> Vários processos de usuário podiam ficar na memória física ao mesmo tempo, melhorando o desempenho.</text:p>
            </text:list-item>
            <text:list-item>
              <text:p text:style-name="P26"><text:span text:style-name="T7">Swapping:</text:span> Os processos que não cabiam eram mantidos em um <text:span text:style-name="T7">tambor</text:span> (um disco antigo) e o SO os trazia para a memória ("inseridos e extraídos") quando necessário.</text:p>
            </text:list-item>
          </text:list>
        </text:list-item>
      </text:list>
      <text:p text:style-name="P27"/>
      <text:list xml:id="list190147400826943" text:continue-list="list190147484341788" text:style-name="L3">
        <text:list-item>
          <text:p text:style-name="P28">O Grande Salto: Gerenciamento de Processos (O Legado) </text:p>
        </text:list-item>
      </text:list>
      <text:list text:style-name="L7">
        <text:list-item>
          <text:list>
            <text:list-item>
              <text:p text:style-name="P29">Aqui está uma das maiores contribuições do XDS-940. </text:p>
            </text:list-item>
            <text:list-item>
              <text:p text:style-name="P29">O sistema tinha chamadas de sistema para que um processo pudesse <text:span text:style-name="T7">criar, iniciar, suspender e destruir subprocessos</text:span>. </text:p>
            </text:list-item>
            <text:list-item>
              <text:p text:style-name="P29">Isso permitia que os programadores criassem um verdadeiro <text:span text:style-name="T7">"sistema de processos"</text:span>.</text:p>
            </text:list-item>
            <text:list-item>
              <text:p text:style-name="P29"><text:span text:style-name="T7">Estrutura em Árvore:</text:span> A criação de processos definia uma <text:span text:style-name="T7">estrutura de árvore</text:span>, onde um processo (pai) podia ter vários subprocessos (filhos).</text:p>
            </text:list-item>
            <text:list-item>
              <text:p text:style-name="P29"><text:span text:style-name="T7">Comunicação:</text:span> Os processos separados podiam <text:span text:style-name="T7">compartilhar memória</text:span> para trocar dados e se sincronizar.</text:p>
            </text:list-item>
          </text:list>
        </text:list-item>
      </text:list>
      <text:p text:style-name="P30"/>
      <text:list text:continue-list="list190147400826943" text:style-name="L3">
        <text:list-item>
          <text:p text:style-name="P31">Conclusão </text:p>
        </text:list-item>
      </text:list>
      <text:list text:style-name="L8">
        <text:list-item>
          <text:list>
            <text:list-item>
              <text:p text:style-name="P32">O XDS-940 foi um sistema fundamental que introduziu o <text:span text:style-name="T7">suporte de hardware</text:span> (modo dual, traps) e os <text:span text:style-name="T7">conceitos de software</text:span> (processos em árvore, memória compartilhada) que se tornaram a base para todos os sistemas de tempo compartilhado modernos. </text:p>
            </text:list-item>
          </text:list>
        </text:list-item>
      </text:list>
      <text:p text:style-name="P33"/>
      <text:h text:style-name="P3" text:outline-level="1">THE</text:h>
      <text:list xml:id="list3308170348" text:style-name="L9">
        <text:list-item>
          <text:p text:style-name="P34">Introdução: O que foi o "THE"? </text:p>
        </text:list-item>
      </text:list>
      <text:list xml:id="list1510740010" text:style-name="L10">
        <text:list-item>
          <text:list>
            <text:list-item>
              <text:p text:style-name="P35">Quem/Quando: Foi um sistema operacional projetado na "Technische Hogeschool" em Eindhoven, na Holanda, em meados dos anos 1960. (O nome "THE" é a sigla da universidade em holandês).</text:p>
            </text:list-item>
            <text:list-item>
              <text:p text:style-name="P36">O lider do projeto foi <text:s/><text:span text:style-name="T2">Edsger Dijkstra( ele que criou o algoritmo do banqueiro)</text:span></text:p>
            </text:list-item>
            <text:list-item>
              <text:p text:style-name="P35">Tipo de Sistema: Era um sistema batch (processamento em lote) , rodando em um computador holandês bem específico (o EL X8, com apenas 32 KB de memória). </text:p>
            </text:list-item>
          </text:list>
        </text:list-item>
      </text:list>
      <text:p text:style-name="P37"/>
      <text:list xml:id="list190147580497793" text:continue-list="list3308170348" text:style-name="L9">
        <text:list-item>
          <text:p text:style-name="P38">O Foco Principal: O "Projeto Limpo" (Clean Design) </text:p>
        </text:list-item>
      </text:list>
      <text:list text:style-name="L11">
        <text:list-item>
          <text:list>
            <text:list-item>
              <text:p text:style-name="P39">O sistema THE é famoso até hoje por causa do seu <text:span text:style-name="T7">design elegante e claro</text:span>. Esse design tinha três pilares: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40"><text:span text:style-name="T7">Estrutura em Camadas:</text:span> Foi um dos primeiros sistemas a ser rigorosamente dividido em camadas de software.</text:p>
                </text:list-item>
                <text:list-item>
                  <text:p text:style-name="P40"><text:span text:style-name="T7">Processos Concorrentes:</text:span> O próprio sistema operacional foi escrito como um conjunto de processos que cooperavam entre si.</text:p>
                </text:list-item>
                <text:list-item>
                  <text:p text:style-name="P40"><text:span text:style-name="T7">Sincronização:</text:span> Foi pioneiro no uso de <text:span text:style-name="T7">semáforos</text:span> para sincronizar esses processos concorrentes, evitando "condições de corrida" (race conditions).</text:p>
                </text:list-item>
              </text:list>
            </text:list-item>
          </text:list>
        </text:list-item>
      </text:list>
      <text:p text:style-name="P41"/>
      <text:p text:style-name="P41"/>
      <text:p text:style-name="P41"><text:soft-page-break/></text:p>
      <text:p text:style-name="P41"/>
      <text:list xml:id="list190147788821572" text:continue-list="list190147580497793" text:style-name="L9">
        <text:list-item>
          <text:p text:style-name="P42">Gerenciamento de Processos e Scheduling </text:p>
        </text:list-item>
      </text:list>
      <text:list text:style-name="L13">
        <text:list-item>
          <text:list>
            <text:list-item>
              <text:p text:style-name="P43"><text:span text:style-name="T7">Processos Estáticos:</text:span> Ao contrário do XDS-940 (que criava processos dinamicamente), o sistema THE tinha um conjunto <text:span text:style-name="T7">estático</text:span> (fixo) de processos.</text:p>
            </text:list-item>
            <text:list-item>
              <text:p text:style-name="P43"><text:span text:style-name="T7">"Agentes":</text:span> Existiam cinco "processos de usuário" que agiam como "agentes". A função deles era: pegar um job da fila de entrada, compilar, executar, imprimir o resultado e voltar para a fila para pegar o próximo job.</text:p>
            </text:list-item>
            <text:list-item>
              <text:p text:style-name="P43"><text:span text:style-name="T7">Scheduling de CPU:</text:span> Usava um algoritmo de <text:span text:style-name="T7">prioridade</text:span>.</text:p>
            </text:list-item>
            <text:list-item>
              <text:p text:style-name="P43">A prioridade era recalculada a cada 2 segundos.</text:p>
            </text:list-item>
            <text:list-item>
              <text:p text:style-name="P43">A regra era: quanto <text:span text:style-name="T9">mais</text:span> tempo de CPU você usou recentemente, <text:span text:style-name="T9">menor</text:span> era sua prioridade. </text:p>
            </text:list-item>
            <text:list-item>
              <text:p text:style-name="P43">Isso era inteligente, pois dava prioridade alta para processos novos e para processos limitados por I/O (que usavam pouca CPU).</text:p>
            </text:list-item>
          </text:list>
        </text:list-item>
      </text:list>
      <text:p text:style-name="P44"/>
      <text:p text:style-name="P44"/>
      <text:list xml:id="list190147258760759" text:continue-list="list190147788821572" text:style-name="L9">
        <text:list-item>
          <text:p text:style-name="P42">Gerenciamento de Memória e Deadlock (Os "Truques" do Sistema) </text:p>
        </text:list-item>
      </text:list>
      <text:list text:style-name="L14">
        <text:list-item>
          <text:list>
            <text:list-item>
              <text:p text:style-name="P45"><text:span text:style-name="T7">O Problema:</text:span> O computador <text:span text:style-name="T7">não tinha suporte de hardware</text:span> para paginação (como o Atlas ou o XDS-940). </text:p>
            </text:list-item>
            <text:list-item>
              <text:p text:style-name="P45"><text:span text:style-name="T7">A Solução (Paginação por Software):</text:span> Como os programas só podiam ser escritos em uma linguagem (Algol), eles usaram um truque:</text:p>
              <text:list>
                <text:list-item>
                  <text:p text:style-name="P45">O compilador Algol <text:span text:style-name="T7">inseria automaticamente</text:span> no código do programa as chamadas de sistema necessárias.</text:p>
                </text:list-item>
                <text:list-item>
                  <text:p text:style-name="P45">Essas chamadas verificavam se a página de memória estava lá e faziam <text:span text:style-name="T9">swapping</text:span> (troca) com um tambor magnético se necessário.</text:p>
                </text:list-item>
                <text:list-item>
                  <text:p text:style-name="P45">O algoritmo de substituição de página usado foi o <text:span text:style-name="T7">LRU</text:span> (<text:span text:style-name="T9">Least Recently Used</text:span>, ou "O Menos Recentemente Usado").</text:p>
                </text:list-item>
              </text:list>
            </text:list-item>
            <text:list-item>
              <text:p text:style-name="P45"><text:span text:style-name="T7">Prevenção de Deadlock:</text:span> O controle de deadlocks era uma <text:span text:style-name="T9">grande preocupação</text:span> para os projetistas do THE. Para garantir que o sistema nunca travasse, eles usaram o <text:span text:style-name="T7">Algoritmo do Banqueiro</text:span> (Banker's Algorithm) para <text:span text:style-name="T9">evitar</text:span> que deadlocks acontecessem.</text:p>
            </text:list-item>
          </text:list>
        </text:list-item>
      </text:list>
      <text:p text:style-name="P44"/>
      <text:list text:continue-list="list190147258760759" text:style-name="L9">
        <text:list-item>
          <text:p text:style-name="P46">Conclusão </text:p>
        </text:list-item>
      </text:list>
      <text:list text:style-name="L15">
        <text:list-item>
          <text:list>
            <text:list-item>
              <text:p text:style-name="P47">O Sistema THE foi um marco acadêmico. Ele provou que era possível construir um sistema complexo de forma estruturada (em camadas) e matematicamente correta, introduzindo soluções clássicas para <text:span text:style-name="T7">sincronização (semáforos)</text:span> e <text:span text:style-name="T7">prevenção de deadlock (Algoritmo do Banqueiro)</text:span>. </text:p>
            </text:list-item>
          </text:list>
        </text:list-item>
      </text:list>
      <text:list text:continue-list="list1510740010" text:style-name="L10">
        <text:list-item>
          <text:list>
            <text:list-header>
              <text:p text:style-name="P35"/>
            </text:list-header>
          </text:list>
        </text:list-item>
      </text:list>
      <text:h text:style-name="P48" text:outline-level="1">CTSS</text:h>
      <text:p text:style-name="P49"><text:span text:style-name="T6">1 – </text:span><text:span text:style-name="T2">Introdução: O que foi o CTSS?</text:span> <text:span text:style-name="T6">:</text:span></text:p>
      <text:list text:continue-list="list3513431469" text:style-name="L1">
        <text:list-item>
          <text:p text:style-name="P50"><text:span text:style-name="T7">Quem/Quando/Onde:</text:span> Foi o <text:span text:style-name="T7">CTSS</text:span> (Compatible Time-Sharing System), um sistema experimental projetado no <text:span text:style-name="T7">MIT</text:span> que apareceu pela primeira vez em 1961. </text:p>
        </text:list-item>
        <text:list-item>
          <text:p text:style-name="P50"><text:span text:style-name="T7">Hardware:</text:span> Ele foi implementado em um computador IBM 7090. </text:p>
        </text:list-item>
        <text:list-item>
          <text:p text:style-name="P51"><text:span text:style-name="T7">O Grande Objetivo:</text:span> Ser um sistema de <text:span text:style-name="T7">tempo compartilhado</text:span> (time-sharing). Ele foi um sucesso e chegou a suportar 32 usuários interativos ao mesmo tempo, permitindo que eles manipulassem arquivos, compilassem e executassem programas, tudo via terminal. </text:p>
        </text:list-item>
      </text:list>
      <text:p text:style-name="P52"/>
      <text:p text:style-name="P52"/>
      <text:p text:style-name="P52"/>
      <text:p text:style-name="P52"><text:soft-page-break/></text:p>
      <text:p text:style-name="P53"><text:span text:style-name="T12">2</text:span><text:span text:style-name="T6"> – </text:span><text:span text:style-name="T2">O Desafio: Gerenciando Memória Mínima</text:span><text:span text:style-name="T6">:</text:span></text:p>
      <text:list text:continue-numbering="true" text:style-name="L1">
        <text:list-item>
          <text:p text:style-name="P54"><text:span text:style-name="T7">O Problema:</text:span> O hardware era <text:span text:style-name="T9">extremamente</text:span> limitado. O IBM 7090 tinha apenas <text:span text:style-name="T7">32 KB</text:span> de memória. </text:p>
        </text:list-item>
        <text:list-item>
          <text:p text:style-name="P54">O monitor (kernel) usava 5 KB, deixando apenas <text:span text:style-name="T7">27 KB</text:span> para todos os 32 usuários. </text:p>
        </text:list-item>
        <text:list-item>
          <text:p text:style-name="P55"><text:span text:style-name="T7">A Solução (Swapping):</text:span> Para fazer isso funcionar, o CTSS não usava paginação por demanda como o Atlas. Ele usava <text:span text:style-name="T7">swapping</text:span> (permutação): o sistema copiava a imagem de memória inteira de um usuário para um "tambor" (disco rápido) e trazia a imagem de outro usuário para a memória. </text:p>
        </text:list-item>
        <text:list-item>
          <text:p text:style-name="P55"/>
        </text:list-item>
      </text:list>
      <text:p text:style-name="P56"><text:span text:style-name="T13">3</text:span><text:span text:style-name="T6"> – </text:span><text:span text:style-name="T2">A Inovação Mais Famosa: Scheduling (Agendamento) </text:span><text:span text:style-name="T6">:</text:span></text:p>
      <text:list text:continue-numbering="true" text:style-name="L1">
        <text:list-item>
          <text:p text:style-name="P57"><text:span text:style-name="T7">A Ideia-Chave:</text:span> Para garantir que o sistema fosse rápido para os usuários interativos (que estavam digitando comandos) sem parar os programas "pesados" (que estavam calculando), o CTSS inventou a <text:span text:style-name="T7">Fila de Retroalimentação Multinível</text:span> (Multi-Level Feedback Queue). </text:p>
        </text:list-item>
        <text:list-item>
          <text:p text:style-name="P58"><text:span text:style-name="T2">Como Funcionava (Simplificado)</text:span>: </text:p>
          <text:list>
            <text:list-item>
              <text:p text:style-name="P58">Havia várias filas (níveis), cada uma com uma prioridade diferente. </text:p>
            </text:list-item>
            <text:list-item>
              <text:p text:style-name="P58">Um programa novo entrava na fila de <text:span text:style-name="T7">prioridade mais alta</text:span>, que tinha um <text:span text:style-name="T9">quantum</text:span> (fatia de tempo) bem curto. </text:p>
            </text:list-item>
            <text:list-item>
              <text:p text:style-name="P58"><text:span text:style-name="T7">Se o programa terminasse rápido</text:span> (ex: um comando de listar arquivos), ele ia embora e o usuário tinha uma resposta rápida. </text:p>
            </text:list-item>
            <text:list-item>
              <text:p text:style-name="P58"><text:span text:style-name="T7">Se o programa NÃO terminasse</text:span> (ex: uma compilação longa), ele era <text:span text:style-name="T7">rebaixado</text:span> para a próxima fila (de menor prioridade). </text:p>
            </text:list-item>
            <text:list-item>
              <text:p text:style-name="P58">Essa nova fila tinha um <text:span text:style-name="T9">quantum</text:span> maior (o dobro, 2<text:span text:style-name="T14">^i</text:span>). </text:p>
            </text:list-item>
          </text:list>
        </text:list-item>
        <text:list-item>
          <text:p text:style-name="P58"><text:span text:style-name="T7">Resultado:</text:span> Isso garantia que tarefas interativas fossem sempre respondidas rapidamente, enquanto tarefas longas rodavam em segundo plano. </text:p>
        </text:list-item>
      </text:list>
      <text:p text:style-name="P59"/>
      <text:p text:style-name="P60"><text:span text:style-name="T15">4</text:span><text:span text:style-name="T6"> – </text:span><text:span text:style-name="T2">Conclusão: O Legado do CTSS</text:span><text:span text:style-name="T6">:</text:span></text:p>
      <text:list text:continue-numbering="true" text:style-name="L1">
        <text:list-item>
          <text:p text:style-name="P61">O CTSS foi um <text:span text:style-name="T7">sucesso extremo</text:span> e foi usado no MIT por mais de 10 anos (até 1972). </text:p>
        </text:list-item>
        <text:list-item>
          <text:p text:style-name="P61">Sua maior contribuição foi <text:span text:style-name="T7">provar que o time-sharing era uma forma conveniente e prática</text:span> de usar computadores. </text:p>
        </text:list-item>
        <text:list-item>
          <text:p text:style-name="P61">E o mais importante para a nossa apresentação: o sucesso dele levou diretamente ao desenvolvimento do <text:span text:style-name="T7">MULTICS</text:span>, que o Zé vai <text:span text:style-name="T16">mais pra frente.</text:span> </text:p>
        </text:list-item>
      </text:list>
      <text:h text:style-name="P62" text:outline-level="1">IBM OS/360 </text:h>
      <text:list xml:id="list129391681" text:style-name="L16">
        <text:list-item>
          <text:p text:style-name="P63">Introdução: O Contexto da IBM nos Anos 60</text:p>
        </text:list-item>
      </text:list>
      <text:list text:style-name="L17">
        <text:list-item>
          <text:list>
            <text:list-item>
              <text:p text:style-name="P64"><text:span text:style-name="T7">A IBM antes do 360:</text:span> A IBM tinha muitos computadores diferentes (como o 7090, 7094). </text:p>
            </text:list-item>
            <text:list-item>
              <text:p text:style-name="P64"><text:span text:style-name="T7">O Problema:</text:span> Cada um tinha seu próprio software, sua própria linguagem, seu próprio sistema operacional (desenvolvidos separadamente). Isso era um pesadelo para manutenção (para a IBM) e para os clientes (que não podiam mover programas entre máquinas). </text:p>
            </text:list-item>
          </text:list>
        </text:list-item>
      </text:list>
      <text:p text:style-name="P65"/>
      <text:list xml:id="list190147110834434" text:continue-list="list129391681" text:style-name="L16">
        <text:list-item>
          <text:p text:style-name="P66">A Grande Aposta: O Sistema/360 e o OS/360 </text:p>
        </text:list-item>
      </text:list>
      <text:list text:style-name="L18">
        <text:list-item>
          <text:list>
            <text:list-item>
              <text:p text:style-name="P67"><text:span text:style-name="T7">A Solução (Meados dos anos 60):</text:span> A IBM lançou a linha <text:span text:style-name="T7">System/360</text:span>. <text:s/></text:p>
            </text:list-item>
            <text:list-item>
              <text:p text:style-name="P67"><text:span text:style-name="T7">O Conceito Revolucionário:</text:span> Foi projetada como uma <text:span text:style-name="T7">família</text:span> de computadores, desde modelos pequenos para negócios até grandes máquinas científicas. </text:p>
            </text:list-item>
            <text:list-item>
              <text:p text:style-name="P67"><text:span text:style-name="T7">A Promessa:</text:span> Todos usariam o <text:span text:style-name="T7">mesmo sistema operacional: o OS/360</text:span>. O objetivo era ter um único software para toda a linha, facilitando a vida da IBM e dos clientes. </text:p>
            </text:list-item>
          </text:list>
        </text:list-item>
      </text:list>
      <text:p text:style-name="P68"><text:soft-page-break/></text:p>
      <text:p text:style-name="P68"/>
      <text:list xml:id="list190146142175855" text:continue-list="list190147110834434" text:style-name="L16">
        <text:list-item>
          <text:p text:style-name="P66">A Realidade: Complexidade e Problemas </text:p>
        </text:list-item>
      </text:list>
      <text:list text:style-name="L19">
        <text:list-item>
          <text:list>
            <text:list-item>
              <text:p text:style-name="P69"><text:span text:style-name="T7">"Tudo para Todos":</text:span> O OS/360 tentou fazer tudo para todos os tipos de máquina e usuário, mas acabou não sendo excelente em nada específico. </text:p>
            </text:list-item>
            <text:list-item>
              <text:p text:style-name="P69">Sistema de Arquivos Complicado: </text:p>
              <text:list>
                <text:list-item>
                  <text:p text:style-name="P69">Tinha "tipos" de arquivos complexos (tamanho fixo, variável, bloqueado, não bloqueado). </text:p>
                </text:list-item>
                <text:list-item>
                  <text:p text:style-name="P69">Usava <text:span text:style-name="T7">alocação contígua</text:span>, forçando o usuário a <text:span text:style-name="T9">adivinhar</text:span> o tamanho final de um arquivo antes de criá-lo. </text:p>
                </text:list-item>
              </text:list>
            </text:list-item>
            <text:list-item>
              <text:p text:style-name="P69"><text:span text:style-name="T7">JCL (Job Control Language) Difícil:</text:span> A linguagem para controlar os jobs tinha tantas opções e parâmetros que era "incompreensível" para o usuário comum. </text:p>
            </text:list-item>
            <text:list-item>
              <text:p text:style-name="P69"><text:span text:style-name="T2">Gerenciamento de Memória Limitado (no início)</text:span>: </text:p>
              <text:list>
                <text:list-item>
                  <text:p text:style-name="P69">A arquitetura permitia que programas modificassem seus próprios registradores base, impedindo a <text:span text:style-name="T7">relocação dinâmica</text:span>. Um programa ficava "preso" no lugar onde era carregado. </text:p>
                </text:list-item>
                <text:list-item>
                  <text:p text:style-name="P69">Existiam duas versões: <text:span text:style-name="T7">OS/MFT</text:span> (com partições de memória de tamanho fixo) e <text:span text:style-name="T7">OS/MVT</text:span> (com partições de tamanho variável). </text:p>
                </text:list-item>
              </text:list>
            </text:list-item>
            <text:list-item>
              <text:p text:style-name="P69">Implementação Gigantesca: </text:p>
              <text:list>
                <text:list-item>
                  <text:p text:style-name="P69">Escrito em <text:span text:style-name="T7">linguagem de montagem</text:span> por milhares de programadores. </text:p>
                </text:list-item>
                <text:list-item>
                  <text:p text:style-name="P69">Resultado: Milhões de linhas de código. </text:p>
                </text:list-item>
                <text:list-item>
                  <text:p text:style-name="P69">O próprio SO consumia muita memória e CPU (às vezes, metade do tempo do processador era só overhead do sistema!). </text:p>
                </text:list-item>
                <text:list-item>
                  <text:p text:style-name="P69">Era cheio de <text:span text:style-name="T7">bugs</text:span>: corrigir um erro muitas vezes criava outro em outro lugar. </text:p>
                </text:list-item>
              </text:list>
            </text:list-item>
          </text:list>
        </text:list-item>
      </text:list>
      <text:p text:style-name="P68"/>
      <text:list xml:id="list190146443287973" text:continue-list="list190146142175855" text:style-name="L16">
        <text:list-item>
          <text:p text:style-name="P70">Evolução: Memória Virtual e Tentativas de Time-Sharin</text:p>
        </text:list-item>
      </text:list>
      <text:list text:style-name="L20">
        <text:list-item>
          <text:list>
            <text:list-item>
              <text:p text:style-name="P71"><text:span text:style-name="T7">IBM/370:</text:span> Com o sucessor (System/370), a IBM adicionou hardware para <text:span text:style-name="T7">memória virtual segmentada paginada</text:span>. </text:p>
            </text:list-item>
            <text:list-item>
              <text:p text:style-name="P71"><text:span text:style-name="T7">Novas Versões do OS:</text:span> Surgiram o OS/VS1 (rodava o MFT em memória virtual) e o OS/VS2 (rodava o MVT em memória virtual), culminando no <text:span text:style-name="T7">MVS</text:span> (que dava memória virtual separada para cada usuário). Mas o MVS continuou sendo, basicamente, um sistema batch. </text:p>
            </text:list-item>
            <text:list-item>
              <text:p text:style-name="P71"><text:span text:style-name="T7">Time-Sharing (TSS/360):</text:span> A IBM tentou criar seu próprio sistema de tempo compartilhado (TSS/360) para competir com o MULTICS, modificando o hardware (modelo 360/67). </text:p>
              <text:list>
                <text:list-item>
                  <text:p text:style-name="P71"><text:span text:style-name="T7">O Fracasso:</text:span> O TSS/360 atrasou e, quando saiu, era muito grande e muito lento. Ninguém o adotou. </text:p>
                </text:list-item>
                <text:list-item>
                  <text:p text:style-name="P71"><text:span text:style-name="T7">Alternativas:</text:span> O time-sharing na IBM acabou sendo feito pelo <text:span text:style-name="T7">TSO</text:span> (uma opção dentro do MVS) ou pelo <text:span text:style-name="T7">CMS</text:span> (rodando em máquinas virtuais CP/67, que depois virou <text:span text:style-name="T7">VM</text:span>). </text:p>
                </text:list-item>
              </text:list>
            </text:list-item>
          </text:list>
        </text:list-item>
      </text:list>
      <text:p text:style-name="P72"/>
      <text:list text:continue-list="list190146443287973" text:style-name="L16">
        <text:list-item>
          <text:p text:style-name="P73">Conclusão </text:p>
        </text:list-item>
      </text:list>
      <text:list text:style-name="L21">
        <text:list-item>
          <text:list>
            <text:list-item>
              <text:p text:style-name="P74">O OS/360 foi um marco pela <text:span text:style-name="T7">ambição de unificar</text:span> uma linha inteira de computadores sob um único SO. </text:p>
            </text:list-item>
            <text:list-item>
              <text:p text:style-name="P74">No entanto, sua <text:span text:style-name="T7">complexidade extrema</text:span> (tentando ser tudo para todos, escrito em assembly, JCL difícil) o tornou problemático e com alto overhead. </text:p>
            </text:list-item>
            <text:list-item>
              <text:p text:style-name="P74">Embora tenha evoluído (MVS, VM), ele representa o auge (e talvez o fim) da era dos grandes sistemas operacionais monolíticos e centralizados, antes da chegada dos minicomputadores e PCs. </text:p>
            </text:list-item>
          </text:list>
        </text:list-item>
      </text:list>
      <text:p text:style-name="P75"/>
      <text:p text:style-name="P75"/>
      <text:p text:style-name="P75"/>
      <text:p text:style-name="P75"><text:soft-page-break/></text:p>
      <text:p text:style-name="P76">Detalhando cada sistema</text:p>
      <text:p text:style-name="P77"/>
      <text:p text:style-name="P78">detalhando conceitos especificos de cada sistema</text:p>
      <text:h text:style-name="P79" text:outline-level="1">Atlas</text:h>
      <text:p text:style-name="P80"/>
      <text:list xml:id="list4098487473" text:style-name="L22">
        <text:list-item>
          <text:p text:style-name="P81">Conceito de <text:span text:style-name="T2">Batch</text:span> (processamento em lote)</text:p>
        </text:list-item>
      </text:list>
      <text:list text:style-name="L23">
        <text:list-item>
          <text:list>
            <text:list-item>
              <text:p text:style-name="P82"><text:span text:style-name="T7">O que é (Nível Roteiro):</text:span> Processamento em lote, onde os jobs rodam em fila. </text:p>
            </text:list-item>
            <text:list-item>
              <text:p text:style-name="P82"><text:span text:style-name="T7">Detalhe (Nível Professor):</text:span> É um modelo de execução <text:span text:style-name="T9">não interativo</text:span>. Os "jobs" (tarefas) eram preparados antecipadamente (geralmente em cartões perfurados) e entregues ao operador do computador. O SO rodava <text:span text:style-name="T7">um job inteiro do início ao fim</text:span>, e só então começava o próximo. O usuário não tinha como interagir com o programa enquanto ele rodava. </text:p>
            </text:list-item>
            <text:list-item>
              <text:p text:style-name="P82"><text:span text:style-name="T7">Ponto-Chave:</text:span> O objetivo do batch puro era 100% <text:span text:style-name="T7">eficiência da CPU</text:span>, zero conveniência para o usuário. </text:p>
            </text:list-item>
            <text:list-item>
              <text:p text:style-name="P82"><text:span text:style-name="T7">Possível Pergunta:</text:span> "Qual a diferença fundamental entre um sistema <text:span text:style-name="T9">batch</text:span> e um sistema de <text:span text:style-name="T9">time-sharing</text:span> como o CTSS?" </text:p>
              <text:list>
                <text:list-item>
                  <text:p text:style-name="P82"><text:span text:style-name="T7">Resposta:</text:span> "No <text:span text:style-name="T9">batch</text:span>, o SO foca em rodar um job de cada vez, do início ao fim, sem intervenção do usuário, para maximizar o uso da CPU. No <text:span text:style-name="T9">time-sharing</text:span>, o SO foca na <text:span text:style-name="T9">interatividade</text:span>, dividindo o tempo da CPU em pequenas fatias para que vários usuários possam interagir com seus programas ao mesmo tempo." </text:p>
                </text:list-item>
              </text:list>
            </text:list-item>
          </text:list>
        </text:list-item>
      </text:list>
      <text:p text:style-name="P83"/>
      <text:p text:style-name="P83"/>
      <text:list xml:id="list190146686014782" text:continue-list="list4098487473" text:style-name="L22">
        <text:list-item>
          <text:p text:style-name="P84">Conceito: <text:span text:style-name="T17">Spooling</text:span></text:p>
        </text:list-item>
      </text:list>
      <text:list text:style-name="L24">
        <text:list-item>
          <text:list>
            <text:list-item>
              <text:p text:style-name="P85"><text:span text:style-name="T7">O que é (Nível Roteiro):</text:span> Organizar a fila de jobs com base nos periféricos (impressoras, etc.).</text:p>
            </text:list-item>
            <text:list-item>
              <text:p text:style-name="P86"><text:span text:style-name="T7">Detalhe (Nível Professor):</text:span> "Spooling" é a sigla para <text:span text:style-name="T7">S</text:span>imultaneous <text:span text:style-name="T7">P</text:span>eripheral <text:span text:style-name="T7">O</text:span>perations <text:span text:style-name="T7">O</text:span>n-<text:span text:style-name="T7">L</text:span>ine. É um avanço <text:span text:style-name="T9">enorme</text:span> sobre o batch simples. No batch simples, se o Job 1 estivesse usando a CPU e precisasse imprimir, a CPU ficaria <text:span text:style-name="T7">parada</text:span>, ociosa, esperando a impressora (milhares de vezes mais lenta) terminar. </text:p>
              <text:list>
                <text:list-item>
                  <text:p text:style-name="P85">Com o spooling, o SO usa o <text:span text:style-name="T7">tambor magnético</text:span> (um disco rápido) como um <text:span text:style-name="T9">buffer</text:span> gigante. Quando o Job 1 quer imprimir, o SO joga a impressão nesse buffer (super rápido) e a CPU fica <text:span text:style-name="T9">livre</text:span> para começar o Job 2 imediatamente. Ao <text:span text:style-name="T9">mesmo tempo</text:span>, um processo separado do SO pega os dados do buffer e os envia lentamente para a impressora.</text:p>
                </text:list-item>
              </text:list>
            </text:list-item>
            <text:list-item>
              <text:p text:style-name="P86"><text:soft-page-break/><text:span text:style-name="T7">Ponto-Chave:</text:span> O spooling permitiu que a CPU (rápida) e os periféricos (lentos) trabalhassem em <text:span text:style-name="T7">paralelo</text:span>, aumentando drasticamente a eficiência do sistema. </text:p>
            </text:list-item>
            <text:list-item>
              <text:p text:style-name="P86"><text:span text:style-name="T7">Possível Pergunta:</text:span> "O <text:span text:style-name="T9">spooling</text:span> é a mesma coisa que <text:span text:style-name="T9">batch</text:span>?" </text:p>
              <text:list>
                <text:list-item>
                  <text:p text:style-name="P86"><text:span text:style-name="T7">Resposta:</text:span> "Não. O <text:span text:style-name="T9">batch</text:span> é o modelo de rodar jobs em sequência. O <text:span text:style-name="T9">spooling</text:span> é uma <text:span text:style-name="T9">técnica</text:span> usada para otimizar o <text:span text:style-name="T9">batch</text:span>, permitindo que a CPU e os periféricos (como impressoras) funcionem ao mesmo tempo, usando o disco ou tambor como buffer, o que evita que a CPU fique ociosa esperando." </text:p>
                </text:list-item>
              </text:list>
            </text:list-item>
          </text:list>
        </text:list-item>
      </text:list>
      <text:p text:style-name="P87"/>
      <text:p text:style-name="P87"/>
      <text:list xml:id="list190147675191368" text:continue-list="list190146686014782" text:style-name="L22">
        <text:list-item>
          <text:p text:style-name="P88"><text:span text:style-name="T18">Conceito: </text:span><text:span text:style-name="T19">drivers de dispositivos</text:span></text:p>
        </text:list-item>
      </text:list>
      <text:list text:style-name="L25">
        <text:list-item>
          <text:list>
            <text:list-item>
              <text:p text:style-name="P89"><text:span text:style-name="T2">O que é (Nível Roteiro)</text:span>: O Atlas foi um dos primeiros a ter drivers como parte importante do SO.</text:p>
            </text:list-item>
            <text:list-item>
              <text:p text:style-name="P90"><text:span text:style-name="T2">Detalhe (Nível Professor)</text:span>: Antes dos drivers, o código do próprio sistema operacional (ou até do programa do usuário!) tinha que saber <text:span text:style-name="T9">exatamente</text:span> como "falar" com cada periférico. Por exemplo, o código tinha que saber "para fazer a impressora X pular uma linha, envie o byte 0x0A para a porta 3F8". Isso era um pesadelo: se trocasse a impressora, tinha que reescrever o SO. </text:p>
            </text:list-item>
            <text:list-item>
              <text:p text:style-name="P90"><text:span text:style-name="T7">Ponto-Chave:</text:span> O <text:span text:style-name="T9">driver</text:span> é uma <text:span text:style-name="T7">camada de abstração</text:span>. O SO agora diz um comando genérico ("Driver, imprima esta linha") e é o <text:span text:style-name="T9">driver</text:span> específico daquela impressora que traduz esse comando para os sinais elétricos e bytes corretos. Isso tornou o SO modular e independente de hardware. </text:p>
            </text:list-item>
          </text:list>
        </text:list-item>
      </text:list>
      <text:p text:style-name="P91"/>
      <text:list xml:id="list190146417517092" text:continue-list="list190147675191368" text:style-name="L22">
        <text:list-item>
          <text:p text:style-name="P92">Conceito: <text:span text:style-name="T2">“</text:span><text:span text:style-name="T20">Códigos extras”</text:span></text:p>
        </text:list-item>
      </text:list>
      <text:list text:style-name="L26">
        <text:list-item>
          <text:list>
            <text:list-item>
              <text:p text:style-name="P93"><text:span text:style-name="T2">O que é (Nível Roteiro)</text:span>: O Atlas foi um dos primeiros a ter drivers como parte importante do SO.</text:p>
            </text:list-item>
            <text:list-item>
              <text:p text:style-name="P93"><text:span text:style-name="T7">Detalhe (Nível Professor):</text:span> Esta é a implementação do Atlas para a <text:span text:style-name="T9">transição de modo</text:span> (modo usuário -&gt; modo kernel). A CPU do Atlas tinha instruções normais (soma, subtrai, etc.) e um conjunto de instruções especiais não documentadas, os "extra codes". </text:p>
            </text:list-item>
            <text:list-item>
              <text:p text:style-name="P93"><text:span text:style-name="T7">Ponto-Chave:</text:span> Quando um programa de usuário executava um desses "códigos extras", a CPU entendia que isso não era uma operação normal. Ela gerava uma interrupção (um <text:span text:style-name="T9">trap</text:span>) e passava o controle para o Sistema Operacional (o "Monitor"). O SO então lia o código, via o que o usuário queria (ex: "abrir um arquivo") e executava a tarefa para ele. Era o portão de entrada seguro para o kernel. </text:p>
            </text:list-item>
          </text:list>
        </text:list-item>
      </text:list>
      <text:p text:style-name="P94"/>
      <text:list xml:id="list190147777714131" text:continue-list="list190146417517092" text:style-name="L22">
        <text:list-item>
          <text:p text:style-name="P95">Conceito: <text:span text:style-name="T21">Paginação por demanda</text:span><text:span text:style-name="T22"> (</text:span><text:span text:style-name="T21">Mémoria virtual</text:span><text:span text:style-name="T22">)</text:span></text:p>
        </text:list-item>
      </text:list>
      <text:list text:style-name="L27">
        <text:list-item>
          <text:list>
            <text:list-item>
              <text:p text:style-name="P96"><text:span text:style-name="T7">O que é (Nível Roteiro):</text:span> O SO move "páginas" (blocos) do tambor (lento) para o núcleo (rápido) <text:span text:style-name="T9">apenas quando são necessárias</text:span>.</text:p>
            </text:list-item>
            <text:list-item>
              <text:p text:style-name="P96"><text:span text:style-name="T7">Detalhe (Nível Professor):</text:span> O conceito revolucionário aqui é <text:span text:style-name="T7">"overcommitting"</text:span> (sobre-alocação). Antes do Atlas, um programa tinha que caber <text:span text:style-name="T9">inteiro</text:span> na memória física (cara) para rodar. O Atlas permitiu que um programa de 1 milhão <text:soft-page-break/>de palavras (o <text:span text:style-name="T9">espaço virtual</text:span>) rodasse em uma máquina com apenas 16KB de memória de núcleo (a <text:span text:style-name="T9">memória física</text:span> rápida).</text:p>
            </text:list-item>
            <text:list-item>
              <text:p text:style-name="P97"><text:span text:style-name="T7">Ponto-Chave:</text:span> Os programadores foram libertados da tarefa manual de gerenciar <text:span text:style-name="T9">overlays</text:span> (carregar e descarregar pedaços do programa manualmente). O SO e o hardware faziam isso <text:span text:style-name="T9">automaticamente</text:span>. O programa rodava como se tivesse 1 milhão de palavras de RAM, mesmo sem ter. </text:p>
            </text:list-item>
          </text:list>
        </text:list-item>
      </text:list>
      <text:p text:style-name="P98"/>
      <text:list xml:id="list190147522006065" text:continue-list="list190147777714131" text:style-name="L22">
        <text:list-item>
          <text:p text:style-name="P99">Conceito: <text:span text:style-name="T23">memória associativa</text:span><text:span text:style-name="T24"> (e </text:span><text:span text:style-name="T23">TLB</text:span><text:span text:style-name="T24">)</text:span></text:p>
        </text:list-item>
      </text:list>
      <text:list text:style-name="L28">
        <text:list-item>
          <text:list>
            <text:list-item>
              <text:p text:style-name="P100"><text:span text:style-name="T7">O que é (Nível Roteiro):</text:span> Um hardware rápido com 32 registradores para traduzir endereços virtuais para físicos.</text:p>
            </text:list-item>
            <text:list-item>
              <text:p text:style-name="P101"><text:span text:style-name="T7">Detalhe (Nível Professor):</text:span> A paginação tem um custo: <text:span text:style-name="T9">toda instrução</text:span> de memória (ex: <text:span text:style-name="Source_20_Text">LOAD R1, [endereço_virtual]</text:span>) precisa ser <text:span text:style-name="T9">traduzida</text:span>. O endereço virtual precisa ser convertido em um endereço físico. Fazer essa tradução lendo uma "Tabela de Páginas" na memória principal (lenta) para cada acesso à memória tornaria o sistema <text:span text:style-name="T9">milhares</text:span> de vezes mais lento. </text:p>
            </text:list-item>
            <text:list-item>
              <text:p text:style-name="P101"><text:span text:style-name="T7">Ponto-Chave:</text:span> A <text:span text:style-name="T9">memória associativa</text:span> (ou <text:span text:style-name="T9">cache de tradução</text:span>) é um hardware especial que armazena as traduções mais recentes. No Atlas, ela tinha 32 entradas, uma para cada "quadro de página" (page frame) da memória de núcleo. A CPU perguntava a esse hardware: "Onde está a página virtual X?". Se estivesse lá (um <text:span text:style-name="T9">hit</text:span>), a tradução era instantânea. Se não (um <text:span text:style-name="T9">miss</text:span>), aí sim o hardware buscava na tabela de páginas principal. </text:p>
            </text:list-item>
            <text:list-item>
              <text:p text:style-name="P101"><text:span text:style-name="T7">Possível Pergunta:</text:span> "Qual o nome moderno desse hardware?" </text:p>
              <text:list>
                <text:list-item>
                  <text:p text:style-name="P101"><text:span text:style-name="T7">Resposta:</text:span> "É o <text:span text:style-name="T7">TLB</text:span> (Translation Lookaside Buffer). O Atlas foi o pioneiro no conceito da TLB." </text:p>
                </text:list-item>
              </text:list>
            </text:list-item>
          </text:list>
        </text:list-item>
      </text:list>
      <text:p text:style-name="P102"/>
      <text:list xml:id="list190147739642990" text:continue-list="list190147522006065" text:style-name="L22">
        <text:list-item>
          <text:p text:style-name="P103">Conceito: <text:span text:style-name="T25">page fault</text:span><text:span text:style-name="T26"> (Erro de página)</text:span></text:p>
        </text:list-item>
      </text:list>
      <text:list text:style-name="L29">
        <text:list-item>
          <text:list>
            <text:list-item>
              <text:p text:style-name="P104"><text:span text:style-name="T7">O que é (Nível Roteiro):</text:span> Ocorre quando o SO precisa buscar algo no tambor.</text:p>
            </text:list-item>
            <text:list-item>
              <text:p text:style-name="P105"><text:span text:style-name="T7">Detalhe (Nível Professor):</text:span> É o mecanismo que faz a paginação <text:span text:style-name="T9">por demanda</text:span> funcionar. </text:p>
              <text:list>
                <text:list-item>
                  <text:p text:style-name="P105">Programa tenta acessar um endereço virtual. </text:p>
                </text:list-item>
                <text:list-item>
                  <text:p text:style-name="P104">O hardware (TLB/Tabela de Páginas) vê que a página correspondente <text:span text:style-name="T9">não</text:span> está na memória de núcleo (está no tambor).</text:p>
                </text:list-item>
                <text:list-item>
                  <text:p text:style-name="P105">O hardware <text:span text:style-name="T7">interrompe</text:span> o programa e gera um <text:span text:style-name="T9">page fault</text:span> (que é um tipo de <text:span text:style-name="T9">trap</text:span>). </text:p>
                </text:list-item>
                <text:list-item>
                  <text:p text:style-name="P105">O SO assume, encontra um espaço livre no núcleo, manda o tambor copiar a página para lá, atualiza a tabela de páginas (dizendo "agora a página X está no quadro Y") e, <text:span text:style-name="T9">só então</text:span>, retorna o controle ao programa, que tenta a mesma instrução de novo. </text:p>
                </text:list-item>
              </text:list>
            </text:list-item>
            <text:list-item>
              <text:p text:style-name="P105"><text:span text:style-name="T7">Ponto-Chave:</text:span> Um "page fault" não é um erro de programa (como uma divisão por zero). É uma parte <text:span text:style-name="T7">normal e esperada</text:span> do funcionamento da memória virtual. </text:p>
            </text:list-item>
          </text:list>
        </text:list-item>
      </text:list>
      <text:p text:style-name="P106"><text:soft-page-break/></text:p>
      <text:p text:style-name="P106"/>
      <text:list text:continue-list="list190147739642990" text:style-name="L22">
        <text:list-item>
          <text:p text:style-name="P107">Conceito: <text:span text:style-name="T2">Algoritmo de Substituição</text:span> <text:span text:style-name="T27">(</text:span><text:span text:style-name="T28">bits de referencia</text:span><text:span text:style-name="T27">)</text:span></text:p>
        </text:list-item>
      </text:list>
      <text:list text:style-name="L30">
        <text:list-item>
          <text:list>
            <text:list-item>
              <text:p text:style-name="P108"><text:span text:style-name="T7">O que é (Nível Roteiro):</text:span> Um algoritmo complexo que usa o histórico (bits de referência) para prever qual página tirar da memória.</text:p>
            </text:list-item>
            <text:list-item>
              <text:p text:style-name="P108"><text:span text:style-name="T7">Detalhe (Nível Professor):</text:span> O professor pode perguntar <text:span text:style-name="T9">como</text:span> ele previa o futuro. O algoritmo do Atlas era mais sofisticado que o LRU (Least Recently Used) simples. Ele presumia que programas rodam em <text:span text:style-name="T9">loops</text:span>.</text:p>
            </text:list-item>
            <text:list-item>
              <text:p text:style-name="P108">O SO mantinha um “<text:span text:style-name="T29">bit de referencia” </text:span>para cada página.</text:p>
            </text:list-item>
            <text:list-item>
              <text:p text:style-name="P109">Periodicamente, o SO lia esses bits e calculava duas coisas para cada página: <text:span text:style-name="T7">t1</text:span> (tempo desde o <text:span text:style-name="T9">último</text:span> acesso) e <text:span text:style-name="T7">t2</text:span> (intervalo entre os <text:span text:style-name="T9">dois últimos</text:span> acessos). </text:p>
            </text:list-item>
            <text:list-item>
              <text:p text:style-name="P109"><text:span text:style-name="T7">A lógica de predição era:</text:span> "Se o programa está em um loop, ele vai acessar essa página de novo em <text:span text:style-name="T30">t2</text:span></text:p>
            </text:list-item>
            <text:list-item>
              <text:p text:style-name="P110"><text:span text:style-name="T7">Quem era substituído?</text:span> 1º) Páginas onde <text:span text:style-name="T2">t1</text:span> já era <text:span text:style-name="T9">maior</text:span> que <text:span text:style-name="T2">t2</text:span>. O SO pensava: "O loop já devia ter acontecido e não aconteceu. Essa página não está mais em uso. Jogue fora." 2º) Se todas estivessem em uso, ele jogava fora a que tinha o <text:span text:style-name="T9">maior </text:span><text:span text:style-name="T31">t2 – t1 </text:span>(ou seja, a que, segundo a previsão, demoraria mais para ser usada de novo). </text:p>
            </text:list-item>
          </text:list>
        </text:list-item>
      </text:list>
      <text:p text:style-name="P98"/>
      <text:p text:style-name="P98"/>
      <text:p text:style-name="P98"/>
      <text:h text:style-name="P111" text:outline-level="1">XDS-940</text:h>
      <text:p text:style-name="P112"/>
      <text:list xml:id="list3804702195" text:style-name="L31">
        <text:list-item>
          <text:p text:style-name="P113">Conceito: <text:span text:style-name="T32">Tempo compartilhado (Time-sharing)</text:span></text:p>
        </text:list-item>
      </text:list>
      <text:list text:style-name="L32">
        <text:list-item>
          <text:list>
            <text:list-item>
              <text:p text:style-name="P114"><text:span text:style-name="T7">O que é (Nível Roteiro):</text:span> O objetivo era ser um sistema de tempo compartilhado.</text:p>
            </text:list-item>
            <text:list-item>
              <text:p text:style-name="P115"><text:span text:style-name="T7">Detalhe (Nível Professor):</text:span> O <text:span text:style-name="T9">time-sharing</text:span> muda o foco do SO. O Atlas era <text:span text:style-name="T9">batch</text:span> (foco na eficiência da CPU, rodando um job de cada vez). O XDS-940 era <text:span text:style-name="T9">time-sharing</text:span> (foco na eficiência do <text:span text:style-name="T9">usuário</text:span>). O objetivo era ter múltiplos usuários (em Berkeley) usando o computador ao mesmo tempo, cada um em seu terminal. </text:p>
            </text:list-item>
            <text:list-item>
              <text:p text:style-name="P114"><text:span text:style-name="T7">Ponto-Chave:</text:span> Isso cria um problema fundamental que o <text:span text:style-name="T9">batch</text:span> não tinha: <text:span text:style-name="T7">proteção</text:span>. Como o SO garante que um usuário, de forma maliciosa ou por acidente, não leia a memória de outro usuário ou trave o sistema inteiro? A resposta do XDS-940 foi <text:span text:style-name="T9">modificar o hardware</text:span>.</text:p>
            </text:list-item>
            <text:list-item>
              <text:p text:style-name="P114"><text:span text:style-name="T7">Possível Pergunta:</text:span> "Por que o XDS-940 precisava tanto de modificações de hardware, como modo dual, enquanto o Atlas, que também era um SO complexo, não precisava no mesmo nível?"</text:p>
              <text:list>
                <text:list-item>
                  <text:p text:style-name="P114"><text:span text:style-name="T7">Resposta:</text:span> "Porque o Atlas era <text:span text:style-name="T9">batch</text:span>, rodando um programa de cada vez, do início ao fim. O XDS-940 era <text:span text:style-name="T9">time-sharing</text:span>, com múltiplos programas de <text:span text:style-name="T9">diferentes usuários</text:span> na memória ao mesmo tempo. Isso exigia um mecanismo de proteção muito mais robusto para impedir que um usuário interferisse no outro. Por isso, a <text:span text:style-name="T7">Modalidade Dual</text:span> era essencial."</text:p>
                </text:list-item>
              </text:list>
            </text:list-item>
          </text:list>
        </text:list-item>
      </text:list>
      <text:p text:style-name="P112"><text:soft-page-break/></text:p>
      <text:p text:style-name="P112"/>
      <text:p text:style-name="P112"/>
      <text:list xml:id="list190147899598770" text:continue-list="list3804702195" text:style-name="L31">
        <text:list-item>
          <text:p text:style-name="P116">Conceito: <text:span text:style-name="T33">Modalidade Dual</text:span><text:span text:style-name="T34"> (usuario-monitor)</text:span></text:p>
        </text:list-item>
      </text:list>
      <text:list text:style-name="L33">
        <text:list-item>
          <text:list>
            <text:list-item>
              <text:p text:style-name="P117"><text:span text:style-name="T7">O que é (Nível Roteiro):</text:span> Adicionada uma "modalidade de usuário-monitor".</text:p>
            </text:list-item>
            <text:list-item>
              <text:p text:style-name="P118"><text:span text:style-name="T7">Detalhe (Nível Professor):</text:span> Este é o pilar de <text:span text:style-name="T9">todo</text:span> sistema operacional moderno. A CPU do XDS-940 (modificada) podia operar em dois estados: </text:p>
              <text:list>
                <text:list-item>
                  <text:p text:style-name="P118"><text:span text:style-name="T7">Modo Monitor (Kernel Mode):</text:span> O "Deus" do sistema. O SO (o "Monitor") roda aqui. Pode fazer tudo: acessar qualquer endereço de memória, falar com qualquer periférico (disco, impressora). </text:p>
                </text:list-item>
                <text:list-item>
                  <text:p text:style-name="P118"><text:span text:style-name="T7">Modo Usuário (User Mode):</text:span> O "Prisioneiro". Os programas dos usuários rodam aqui. O hardware <text:span text:style-name="T9">bloqueia fisicamente</text:span> qualquer tentativa de executar instruções "perigosas". </text:p>
                </text:list-item>
              </text:list>
            </text:list-item>
            <text:list-item>
              <text:p text:style-name="P118"><text:span text:style-name="T7">Ponto-Chave:</text:span> O hardware <text:span text:style-name="T9">impede</text:span> o programa do usuário de assumir o controle da máquina. </text:p>
            </text:list-item>
          </text:list>
        </text:list-item>
      </text:list>
      <text:p text:style-name="P119"/>
      <text:list xml:id="list190146154487618" text:continue-list="list190147899598770" text:style-name="L31">
        <text:list-item>
          <text:p text:style-name="P120">Conceito: <text:span text:style-name="T2">Instruções Privilegiadas</text:span> e <text:span text:style-name="T2">Traps</text:span>(<text:span text:style-name="T2">Interceptações</text:span>)</text:p>
        </text:list-item>
      </text:list>
      <text:list text:style-name="L34">
        <text:list-item>
          <text:list>
            <text:list-item>
              <text:p text:style-name="P121"><text:span text:style-name="T7">O que é (Nível Roteiro):</text:span> Instruções de I/O eram "privilegiadas". Uma tentativa de executá-las gerava um "trap" (interceptação).</text:p>
            </text:list-item>
            <text:list-item>
              <text:p text:style-name="P121"><text:span text:style-name="T7">Detalhe (Nível Professor):</text:span> "Privilegiada" significa que a instrução <text:span text:style-name="T9">só funciona</text:span> em Modo Monitor. Se a CPU está em Modo Usuário e encontra uma instrução de I/O (ex: <text:span text:style-name="Source_20_Text">IN R1, [PORTA_DISCO]</text:span>), ela se recusa a executar. </text:p>
            </text:list-item>
            <text:list-item>
              <text:p text:style-name="P121"><text:span text:style-name="T7">Ponto-Chave:</text:span> Ao se recusar, a CPU gera um <text:span text:style-name="T7">"trap"</text:span> (interceptação). Um trap é uma interrupção de hardware que <text:span text:style-name="T9">automaticamente</text:span> passa o controle para o SO (Monitor) e <text:span text:style-name="T9">automaticamente</text:span> muda a CPU para Modo Monitor. O SO então vê o que aconteceu (ex: "Processo 5 tentou I/O ilegal"), mata o processo e continua a vida, sem deixar o sistema travar.</text:p>
            </text:list-item>
          </text:list>
        </text:list-item>
      </text:list>
      <text:p text:style-name="P122"/>
      <text:p text:style-name="P122"/>
      <text:list xml:id="list190147662082591" text:continue-list="list190146154487618" text:style-name="L31">
        <text:list-item>
          <text:p text:style-name="P123">Conceito: <text:span text:style-name="T35">Chamadas de sistema (Instruções Especifica)</text:span></text:p>
        </text:list-item>
      </text:list>
      <text:list text:style-name="L35">
        <text:list-item>
          <text:list>
            <text:list-item>
              <text:p text:style-name="P124"><text:span text:style-name="T7">O que é (Nível Roteiro):</text:span> Uma instrução específica para pedir coisas ao SO.</text:p>
            </text:list-item>
            <text:list-item>
              <text:p text:style-name="P124"><text:span text:style-name="T7">Detalhe (Nível Professor):</text:span> Isso responde à pergunta: "Se um programa de usuário não pode fazer I/O, como ele imprime algo ou lê um arquivo?" A resposta é: ele <text:span text:style-name="T9">pede</text:span> ao SO para fazer isso por ele. </text:p>
            </text:list-item>
            <text:list-item>
              <text:p text:style-name="P124"><text:span text:style-name="T7">Ponto-Chave:</text:span> O XDS-940 tinha uma instrução de hardware especial (chamada de "monitor call"). Quando o programa de usuário queria um serviço, ele colocava um código (ex: "código 5 = ler arquivo") em um registrador e executava essa instrução. </text:p>
            </text:list-item>
            <text:list-item>
              <text:p text:style-name="P124"><text:span text:style-name="T2">Fluxo</text:span>: </text:p>
              <text:list>
                <text:list-item>
                  <text:p text:style-name="P124">Programa (Modo Usuário) executa a instrução <text:span text:style-name="Source_20_Text">MONITOR_CALL</text:span>. </text:p>
                </text:list-item>
                <text:list-item>
                  <text:p text:style-name="P124">Hardware gera um <text:span text:style-name="T7">trap</text:span> (intencional!). </text:p>
                </text:list-item>
                <text:list-item>
                  <text:p text:style-name="P124">Hardware muda a CPU para <text:span text:style-name="T7">Modo Monitor</text:span> e entrega o controle ao SO. </text:p>
                </text:list-item>
                <text:list-item>
                  <text:p text:style-name="P124">SO (Modo Monitor) lê o código do registrador ("Ah, ele quer ler um arquivo"). </text:p>
                </text:list-item>
                <text:list-item>
                  <text:p text:style-name="P124">SO executa a instrução <text:span text:style-name="T9">privilegiada</text:span> de I/O (segura, pois o SO está no controle). </text:p>
                </text:list-item>
                <text:list-item>
                  <text:p text:style-name="P124">SO (Modo Monitor) coloca os dados lidos na memória do usuário. </text:p>
                </text:list-item>
                <text:list-item>
                  <text:p text:style-name="P124"><text:soft-page-break/>SO retorna o controle ao programa, e o hardware volta a CPU para <text:span text:style-name="T7">Modo Usuário</text:span>. </text:p>
                </text:list-item>
              </text:list>
            </text:list-item>
          </text:list>
        </text:list-item>
      </text:list>
      <text:p text:style-name="P125"/>
      <text:p text:style-name="P125"/>
      <text:list xml:id="list190147228082597" text:continue-list="list190147662082591" text:style-name="L31">
        <text:list-item>
          <text:p text:style-name="P126">Conceito: <text:span text:style-name="T36">Paginação para Relocação</text:span><text:span text:style-name="T37"> (</text:span><text:span text:style-name="T36">Não por demanda</text:span><text:span text:style-name="T37">)</text:span></text:p>
        </text:list-item>
      </text:list>
      <text:list text:style-name="L36">
        <text:list-item>
          <text:list>
            <text:list-item>
              <text:p text:style-name="P127"><text:span text:style-name="T7">O que é (Nível Roteiro):</text:span> Usada "apenas para relocação [...] e NÃO para paginação por demanda".</text:p>
            </text:list-item>
            <text:list-item>
              <text:p text:style-name="P127"><text:span text:style-name="T7">Detalhe (Nível Professor):</text:span> Esta é uma distinção sutil e <text:span text:style-name="T9">excelente</text:span> que o professor pode perguntar. </text:p>
              <text:list>
                <text:list-item>
                  <text:p text:style-name="P127"><text:span text:style-name="T7">Paginação por Demanda (Atlas):</text:span> O objetivo é fingir que tem mais RAM do que tem (Memória Virtual). Um programa <text:span text:style-name="T9">começa a rodar</text:span> mesmo sem estar todo na memória. As páginas são trazidas do disco <text:span text:style-name="T9">sob demanda</text:span>, via <text:span text:style-name="T9">page faults</text:span>. </text:p>
                </text:list-item>
                <text:list-item>
                  <text:p text:style-name="P127"><text:span text:style-name="T7">Paginação para Relocação (XDS-940):</text:span> O objetivo é resolver a <text:span text:style-name="T9">fragmentação</text:span>. Para rodar, o programa <text:span text:style-name="T9">inteiro</text:span> (16KB) tinha que estar na memória. A paginação servia apenas para que o SO pudesse pegar esses 16KB e "quebrar" em 8 pedaços de 2KB, colocando-os em <text:span text:style-name="T9">buracos</text:span> livres na memória física. O hardware de paginação "juntava" esses pedaços para que o programa pensasse que estava em um bloco contínuo.</text:p>
                </text:list-item>
              </text:list>
            </text:list-item>
            <text:list-item>
              <text:p text:style-name="P127"><text:span text:style-name="T7">Ponto-Chave:</text:span> O XDS-940 <text:span text:style-name="T7">não</text:span> tinha <text:span text:style-name="T9">page fault</text:span> para trazer pedaços. Se o programa inteiro não coubesse, o SO usava <text:span text:style-name="Source_20_Text">swapping</text:span> (permutação): tirava o Processo A <text:span text:style-name="T9">inteiro</text:span> da memória, jogava no tambor, e trazia o Processo B <text:span text:style-name="T9">inteiro</text:span> para a memória.</text:p>
            </text:list-item>
          </text:list>
        </text:list-item>
      </text:list>
      <text:p text:style-name="P128"/>
      <text:list xml:id="list190147152633225" text:continue-list="list190147228082597" text:style-name="L31">
        <text:list-item>
          <text:p text:style-name="P129"><text:span text:style-name="T34">Conceito: </text:span><text:span text:style-name="T38">Estrutura em Arvore</text:span><text:span text:style-name="T39"> </text:span>(<text:span text:style-name="T2">Gerenciamento de Processos</text:span>) </text:p>
        </text:list-item>
      </text:list>
      <text:list text:style-name="L37">
        <text:list-item>
          <text:list>
            <text:list-item>
              <text:p text:style-name="P130"><text:span text:style-name="T7">O que é (Nível Roteiro):</text:span> Chamadas de sistema para "criar, iniciar, suspender e destruir subprocessos" , criando uma "estrutura de árvore".</text:p>
            </text:list-item>
            <text:list-item>
              <text:p text:style-name="P130"><text:span text:style-name="T7">Detalhe (Nível Professor):</text:span> Este é o <text:span text:style-name="T7">legado principal</text:span> do XDS-940 e a base do UNIX. Antes dele, "jobs" eram entidades independentes. O XDS-940 introduziu o modelo "pai-filho". Um processo (pai) podia usar uma chamada de sistema para criar um novo processo (filho). </text:p>
            </text:list-item>
            <text:list-item>
              <text:p text:style-name="P130"><text:span text:style-name="T7">Ponto-Chave:</text:span> Isso é <text:span text:style-name="T9">exatamente</text:span> o modelo <text:span text:style-name="Source_20_Text">fork()</text:span> do UNIX. O processo "pai" (ex: o <text:span text:style-name="T9">shell</text:span> ou terminal) podia criar um "filho" para rodar um comando (ex: o compilador). O pai podia então <text:span text:style-name="T9">controlar</text:span> o filho: esperar ele terminar, suspendê-lo ou matá-lo. Isso permitiu a criação de programas complexos que gerenciavam outros programas.</text:p>
            </text:list-item>
            <text:list-item>
              <text:p text:style-name="P130"><text:span text:style-name="T7">Possível Pergunta:</text:span> "Por que essa estrutura em árvore é tão importante?"</text:p>
              <text:list>
                <text:list-item>
                  <text:p text:style-name="P130"><text:span text:style-name="T7">Resposta:</text:span> "Ela é o modelo de gerenciamento de tarefas que usamos até hoje. Quando você abre seu terminal (pai) e digita um comando, o terminal cria um <text:span text:style-name="T9">subprocesso</text:span> (filho) para executar aquele comando. O XDS-940 foi o pioneiro desse modelo." </text:p>
                  <text:p text:style-name="P130"/>
                </text:list-item>
              </text:list>
            </text:list-item>
          </text:list>
        </text:list-item>
      </text:list>
      <text:list text:continue-list="list190147152633225" text:style-name="L31">
        <text:list-item>
          <text:p text:style-name="P131"><text:span text:style-name="T34">Conceito: </text:span><text:span text:style-name="T40">Compartilhar Memória</text:span></text:p>
        </text:list-item>
      </text:list>
      <text:list text:style-name="L38">
        <text:list-item>
          <text:list>
            <text:list-item>
              <text:p text:style-name="P132"><text:span text:style-name="T7">O que é (Nível Roteiro):</text:span> "processos separados podiam compartilhar memória".</text:p>
            </text:list-item>
            <text:list-item>
              <text:p text:style-name="P133"><text:span text:style-name="T7">Detalhe (Nível Professor):</text:span> O padrão do SO é <text:span text:style-name="T9">isolar</text:span> a memória (proteção). Mas o XDS-940 também oferecia uma chamada de sistema para <text:span text:style-name="T9">quebrar</text:span> essa regra de forma controlada. </text:p>
            </text:list-item>
            <text:list-item>
              <text:p text:style-name="P133"><text:span text:style-name="T7">Ponto-Chave:</text:span> Um processo "pai" podia pedir ao SO para que uma de suas páginas de memória fosse <text:span text:style-name="T9">também</text:span> mapeada no espaço de endereçamento do seu "filho". Isso permitia a <text:span text:style-name="T7">Comunicação Inter-Processos (IPC)</text:span> na velocidade máxima da RAM. O pai escrevia dados ali, e o filho lia instantaneamente. </text:p>
            </text:list-item>
          </text:list>
        </text:list-item>
      </text:list>
      <text:p text:style-name="P134"><text:tab/></text:p>
      <text:p text:style-name="P134"><text:soft-page-break/><text:span text:style-name="T7">Resumo para você:</text:span> O XDS-940 pegou o hardware da época e o <text:span text:style-name="T9">modificou</text:span> para criar o conceito de <text:span text:style-name="T9">proteção</text:span> (Modo Dual, Traps) e de <text:span text:style-name="T9">multitarefa</text:span> (Processos em Árvore), que são a base de como o UNIX, Linux e Windows funcionam hoje. </text:p>
      <text:p text:style-name="P134"/>
      <text:p text:style-name="P134"/>
      <text:h text:style-name="P135" text:outline-level="1">THE</text:h>
      <text:p text:style-name="P136"/>
      <text:list xml:id="list2331690694" text:style-name="L39">
        <text:list-item>
          <text:p text:style-name="P137">Conceito: <text:span text:style-name="T41">O “Projeto Limpo”</text:span><text:span text:style-name="T42"> (</text:span><text:span text:style-name="T41">Clean Design</text:span><text:span text:style-name="T42">)</text:span></text:p>
        </text:list-item>
      </text:list>
      <text:list text:style-name="L40">
        <text:list-item>
          <text:list>
            <text:list-item>
              <text:p text:style-name="P138"><text:span text:style-name="T7">O que é (Nível Roteiro):</text:span> Famoso pelo design elegante, dividido em camadas, com processos concorrentes e semáforos .</text:p>
            </text:list-item>
            <text:list-item>
              <text:p text:style-name="P139"><text:span text:style-name="T7">Detalhe (Nível Professor):</text:span> O líder do projeto, <text:span text:style-name="T2">Edsger Dijkstra</text:span>, era um matemático. Ele odiava a complexidade e os bugs do OS/360. Ele queria <text:span text:style-name="T9">provar</text:span> que um sistema operacional poderia ser construído de forma lógica, organizada e <text:span text:style-name="T9">matematicamente correta</text:span>, livre de bugs de concorrência. </text:p>
            </text:list-item>
            <text:list-item>
              <text:p text:style-name="P139"><text:span text:style-name="T7">Ponto-Chave:</text:span> O "Projeto Limpo" não é sobre ser bonito; é sobre ser <text:span text:style-name="T7">verificável</text:span>. Dijkstra queria poder provar que seu SO funcionava em todas as condições. Os três pilares que você citou foram as ferramentas dele para alcançar isso. </text:p>
            </text:list-item>
            <text:list-item>
              <text:p text:style-name="P138"><text:span text:style-name="T7">Possível Pergunta:</text:span> "Qual era a filosofia por trás do 'Projeto Limpo' do THE?"</text:p>
              <text:list>
                <text:list-item>
                  <text:p text:style-name="P138"><text:span text:style-name="T7">Resposta:</text:span> "A filosofia era tratar a construção de SOs como uma ciência exata, não como uma 'arte'. O objetivo de Dijkstra era usar uma estrutura rigorosa (camadas ) e novas ferramentas matemáticas (semáforos ) para criar um sistema cuja correção pudesse ser <text:span text:style-name="T9">comprovada</text:span>, evitando os bugs e a complexidade que atormentavam sistemas como o OS/360."</text:p>
                </text:list-item>
              </text:list>
            </text:list-item>
          </text:list>
        </text:list-item>
      </text:list>
      <text:p text:style-name="P136"/>
      <text:p text:style-name="P136"/>
      <text:list xml:id="list190146641485158" text:continue-list="list2331690694" text:style-name="L39">
        <text:list-item>
          <text:p text:style-name="P140">Conceito: <text:span text:style-name="T43">Estrutura em Camadas</text:span></text:p>
        </text:list-item>
      </text:list>
      <text:list text:style-name="L41">
        <text:list-item>
          <text:list>
            <text:list-item>
              <text:p text:style-name="P141"><text:span text:style-name="T7">O que é (Nível Roteiro):</text:span> Um dos primeiros sistemas rigorosamente dividido em camadas. </text:p>
            </text:list-item>
            <text:list-item>
              <text:p text:style-name="P141"><text:span text:style-name="T7">Detalhe (Nível Professor):</text:span> Esta é a inovação estrutural mais famosa do THE. O sistema foi construído como uma "casca de cebola". Cada camada só podia "enxergar" e usar os serviços da camada imediatamente abaixo dela. </text:p>
              <text:list>
                <text:list-item>
                  <text:p text:style-name="P141">Camada 0: Hardware (CPU) </text:p>
                </text:list-item>
                <text:list-item>
                  <text:p text:style-name="P141">Camada 1: Gerenciamento de Memória (Paginação por Software) </text:p>
                </text:list-item>
                <text:list-item>
                  <text:p text:style-name="P141">Camada 2: Comunicação entre Processos (Semáforos) </text:p>
                </text:list-item>
                <text:list-item>
                  <text:p text:style-name="P141">Camada 3: Gerenciamento de I/O (Drivers) </text:p>
                </text:list-item>
                <text:list-item>
                  <text:p text:style-name="P141">Camada 4: Programas de Usuário (os "Agentes") </text:p>
                </text:list-item>
              </text:list>
            </text:list-item>
            <text:list-item>
              <text:p text:style-name="P141"><text:span text:style-name="T7">Ponto-Chave:</text:span> Isso simplificou drasticamente a depuração. Se a Camada 3 desse pau, Dijkstra sabia que o erro estava <text:span text:style-name="T9">na Camada 3</text:span> ou na interface com a Camada 2. Ele não precisava procurar no sistema inteiro. Isso é o que chamamos de <text:span text:style-name="T7">abstração</text:span>. </text:p>
            </text:list-item>
          </text:list>
        </text:list-item>
      </text:list>
      <text:p text:style-name="P142"/>
      <text:p text:style-name="P142"/>
      <text:p text:style-name="P142"/>
      <text:list xml:id="list190147527264587" text:continue-list="list190146641485158" text:style-name="L39">
        <text:list-item>
          <text:p text:style-name="P143"><text:soft-page-break/>Conceito: <text:span text:style-name="T44">Processos Concorrentes</text:span><text:span text:style-name="T45"> e </text:span><text:span text:style-name="T44">Semáfaros</text:span><text:span text:style-name="T2"> </text:span></text:p>
        </text:list-item>
      </text:list>
      <text:list text:style-name="L42">
        <text:list-item>
          <text:list>
            <text:list-item>
              <text:p text:style-name="P144"><text:span text:style-name="T2">O que é (Nível Roteiro):</text:span> O SO era um conjunto de processos cooperativos usando semáforos para sincronização.</text:p>
            </text:list-item>
            <text:list-item>
              <text:p text:style-name="P144"><text:span text:style-name="T7">Detalhe (Nível Professor):</text:span> Este é o coração do "Projeto Limpo". O sistema inteiro (o SO) era composto por múltiplos processos rodando ao <text:span text:style-name="T9">mesmo tempo</text:span> (concorrentemente). Mas isso cria um problema: o que acontece se o processo de I/O e o processo de usuário tentarem acessar o <text:span text:style-name="T9">mesmo buffer</text:span> de memória ao mesmo tempo? Isso é uma <text:span text:style-name="T7">"condição de corrida" (race condition)</text:span> e corrompe os dados.</text:p>
            </text:list-item>
            <text:list-item>
              <text:p text:style-name="P144"><text:span text:style-name="T7">Ponto-Chave:</text:span> Dijkstra <text:span text:style-name="T9">inventou</text:span> o <text:span text:style-name="T7">Semáforo</text:span> para resolver isso. Um semáforo é, basicamente, um "porteiro" (uma variável inteira especial) com duas operações atômicas (indivisíveis): <text:span text:style-name="Source_20_Text">wait</text:span> (P) e <text:span text:style-name="Source_20_Text">signal</text:span> (V).</text:p>
              <text:list>
                <text:list-item>
                  <text:p text:style-name="P145"><text:span text:style-name="Source_20_Text">wait</text:span>: Tenta "baixar" o semáforo. Se ele for zero, o processo é bloqueado (dorme) até que outro o libere. </text:p>
                </text:list-item>
                <text:list-item>
                  <text:p text:style-name="P145"><text:span text:style-name="Source_20_Text">signal</text:span>: "Levanta" o semáforo, acordando um processo que estava dormindo (se houver algum). </text:p>
                </text:list-item>
              </text:list>
            </text:list-item>
            <text:list-item>
              <text:p text:style-name="P145"><text:span text:style-name="T7">Exemplo:</text:span> Antes de acessar um buffer, um processo chama <text:span text:style-name="Source_20_Text">wait</text:span>. Se ele conseguir, ele "tranca" o buffer. Quando termina, ele chama <text:span text:style-name="Source_20_Text">signal</text:span>, "destrancando" para o próximo. Isso garantiu que os processos cooperassem sem "bater" um no outro. </text:p>
            </text:list-item>
          </text:list>
        </text:list-item>
      </text:list>
      <text:p text:style-name="P146"/>
      <text:list xml:id="list190147636016382" text:continue-list="list190147527264587" text:style-name="L39">
        <text:list-item>
          <text:p text:style-name="P147">Conceito: <text:span text:style-name="T44">Processos </text:span><text:span text:style-name="T46">Estáticos e “Agentes”</text:span></text:p>
        </text:list-item>
      </text:list>
      <text:list text:style-name="L43">
        <text:list-item>
          <text:list>
            <text:list-item>
              <text:p text:style-name="P148"><text:span text:style-name="T7">O que é (Nível Roteiro):</text:span> O número de processos era fixo (estático) , e cinco deles eram "agentes" para compilar, executar e imprimir .</text:p>
            </text:list-item>
            <text:list-item>
              <text:p text:style-name="P148"><text:span text:style-name="T7">Detalhe (Nível Professor):</text:span> Isso contrasta com o XDS-940, que criava e destruía processos (dinâmico). No THE, o sistema <text:span text:style-name="T9">iniciava</text:span> com um número fixo de processos (ex: 1 de disco, 1 de impressora, 5 "agentes" de usuário) e eles <text:span text:style-name="T9">nunca morriam</text:span> .</text:p>
            </text:list-item>
            <text:list-item>
              <text:p text:style-name="P148"><text:span text:style-name="T7">Ponto-Chave:</text:span> Os 5 "agentes" funcionavam como operários em uma linha de montagem de jobs <text:span text:style-name="T9">batch</text:span>. O Agente 1 pegava um job da fila, compilava, e passava para o Agente 2, que executava, que passava para o Agente 3, que imprimia. Quando terminava, o Agente 1 voltava para a fila para pegar o próximo job. Isso era "estático", mas permitia o <text:span text:style-name="T9">paralelismo</text:span> (um job podia estar imprimindo enquanto outro compilava).</text:p>
            </text:list-item>
          </text:list>
        </text:list-item>
      </text:list>
      <text:p text:style-name="P149"/>
      <text:p text:style-name="P149"/>
      <text:list xml:id="list190147142052087" text:continue-list="list190147636016382" text:style-name="L39">
        <text:list-item>
          <text:p text:style-name="P150"><text:span text:style-name="T2">Paginação por Software </text:span>( O “Truque”)</text:p>
        </text:list-item>
      </text:list>
      <text:list text:style-name="L44">
        <text:list-item>
          <text:list>
            <text:list-item>
              <text:p text:style-name="P151"><text:span text:style-name="T7">O que é (Nível Roteiro):</text:span> O hardware não tinha paginação , então o compilador Algol inseria as chamadas de sistema <text:span text:style-name="T9">automaticamente</text:span> </text:p>
            </text:list-item>
            <text:list-item>
              <text:p text:style-name="P151"><text:span text:style-name="T7">Detalhe (Nível Professor):</text:span> O computador (EL X8) não tinha MMU ou TLB como o Atlas. Ele não podia gerar um <text:span text:style-name="T9">page fault</text:span> por hardware. Dijkstra resolveu isso 100% no software. </text:p>
            </text:list-item>
            <text:list-item>
              <text:p text:style-name="P152"><text:soft-page-break/><text:span text:style-name="T7">Ponto-Chave:</text:span> Como o SO controlava a única linguagem permitida (Algol), ele modificou o <text:span text:style-name="T9">compilador</text:span>. Quando o programador escrevia <text:span text:style-name="Source_20_Text">X = Y + 1</text:span>, o compilador, <text:span text:style-name="T9">secretamente</text:span>, transformava isso em algo como: </text:p>
            </text:list-item>
            <text:list-item>
              <text:p text:style-name="P152">Isso era muito mais lento que a paginação por hardware (Atlas), mas permitia que eles usassem <text:span text:style-name="T9">swapping</text:span> de páginas (com um algoritmo LRU ) e tivessem uma forma de memória virtual.</text:p>
            </text:list-item>
          </text:list>
        </text:list-item>
      </text:list>
      <text:p text:style-name="P153"/>
      <text:p text:style-name="P153"/>
      <text:list text:continue-list="list190147142052087" text:style-name="L39">
        <text:list-item>
          <text:p text:style-name="P154"><text:span text:style-name="T2">P</text:span><text:span text:style-name="T47">revenção de Deadlock</text:span><text:span text:style-name="T48"> (Algoritmo do Banqueiro)</text:span></text:p>
        </text:list-item>
      </text:list>
      <text:list text:style-name="L45">
        <text:list-item>
          <text:list>
            <text:list-item>
              <text:p text:style-name="P155"><text:span text:style-name="T7">O que é (Nível Roteiro):</text:span> O SO usava o "Algoritmo do Banqueiro" para <text:span text:style-name="T9">evitar</text:span> que deadlocks acontecessem.</text:p>
            </text:list-item>
            <text:list-item>
              <text:p text:style-name="P156"><text:span text:style-name="T7">Detalhe (Nível Professor):</text:span> Um <text:span text:style-name="T9">deadlock</text:span> (impasse) é o pesadelo da concorrência: O Processo A trava o Recurso 1 e espera pelo Recurso 2. O Processo B trava o Recurso 2 e espera pelo Recurso 1. Ambos ficam parados para sempre. </text:p>
            </text:list-item>
            <text:list-item>
              <text:p text:style-name="P155"><text:span text:style-name="T7">Ponto-Chave:</text:span> Dijkstra não queria <text:span text:style-name="T9">detectar e corrigir</text:span> deadlocks; ele queria <text:span text:style-name="T9">preveni-los</text:span>. O <text:span text:style-name="T7">Algoritmo do Banqueiro</text:span> (também dele) é uma política de alocação de recursos.</text:p>
              <text:list>
                <text:list-item>
                  <text:p text:style-name="P156">Funciona assim: Um processo, ao iniciar, deve "declarar" o <text:span text:style-name="T9">máximo</text:span> de recursos que ele <text:span text:style-name="T9">pode</text:span> precisar (ex: "vou precisar de 2 fitas e 1 impressora"). </text:p>
                </text:list-item>
                <text:list-item>
                  <text:p text:style-name="P156">Quando ele pede um recurso, o SO roda o algoritmo, que simula o futuro. Ele se pergunta: "Se eu der esse recurso a ele, ainda existe um 'caminho seguro' para que todos os outros processos terminem, mesmo que eles peçam o máximo?" </text:p>
                </text:list-item>
                <text:list-item>
                  <text:p text:style-name="P156">Se a resposta for <text:span text:style-name="T7">Sim</text:span>, o SO aloca o recurso. </text:p>
                </text:list-item>
                <text:list-item>
                  <text:p text:style-name="P156">Se a resposta for <text:span text:style-name="T7">Não</text:span> (risco de deadlock), o SO <text:span text:style-name="T9">nega</text:span> o recurso e faz o processo esperar, mesmo que o recurso esteja livre. </text:p>
                </text:list-item>
              </text:list>
            </text:list-item>
            <text:list-item>
              <text:p text:style-name="P155"><text:span text:style-name="T7">Possível Pergunta:</text:span> "Qual a principal desvantagem do Algoritmo do Banqueiro?"</text:p>
              <text:list>
                <text:list-item>
                  <text:p text:style-name="P156"><text:span text:style-name="T7">Resposta:</text:span> "Ele é muito restritivo. Ele exige que os processos saibam <text:span text:style-name="T9">antecipadamente</text:span> o máximo de recursos que vão usar (o que nem sempre é possível) e pode subutilizar recursos, fazendo um processo esperar por 'risco de deadlock' mesmo quando um deadlock talvez não fosse acontecer." </text:p>
                </text:list-item>
              </text:list>
            </text:list-item>
          </text:list>
        </text:list-item>
      </text:list>
      <text:p text:style-name="P157"/>
      <text:p text:style-name="P157"><text:span text:style-name="T7">Resumo para você:</text:span> O THE é o sistema "acadêmico". Seu legado não é comercial, mas sim as ideias fundamentais de engenharia de software que são ensinadas até hoje: <text:span text:style-name="T7">Estrutura em Camadas</text:span>, <text:span text:style-name="T7">Semáforos</text:span> (para concorrência) e <text:span text:style-name="T7">Prevenção de Deadlock</text:span>. </text:p>
      <text:p text:style-name="P157"/>
      <text:p text:style-name="P157"/>
      <text:p text:style-name="P157"/>
      <text:p text:style-name="P157"/>
      <text:p text:style-name="P157"><text:soft-page-break/></text:p>
      <text:h text:style-name="P158" text:outline-level="1">CTSS</text:h>
      <text:p text:style-name="P159"/>
      <text:list xml:id="list1987670028" text:style-name="L46">
        <text:list-item>
          <text:p text:style-name="P160">Conceito: <text:span text:style-name="T49">Sistema Experimental (1961)</text:span><text:span text:style-name="T50"> e </text:span><text:span text:style-name="T49">Objetivo (Time-sharing)</text:span></text:p>
        </text:list-item>
      </text:list>
      <text:list text:style-name="L47">
        <text:list-item>
          <text:list>
            <text:list-item>
              <text:p text:style-name="P161"><text:span text:style-name="T7">O que é (Nível Roteiro):</text:span> Um sistema experimental do MIT em um IBM 7090 para suportar 32 usuários interativos.</text:p>
            </text:list-item>
            <text:list-item>
              <text:p text:style-name="P161"><text:span text:style-name="T7">Detalhe (Nível Professor):</text:span> O CTSS (Compatible Time-Sharing System) é considerado o primeiro sistema de time-sharing prático e influente. O objetivo era mudar o paradigma do <text:span text:style-name="T9">batch</text:span> (entregar cartões e esperar horas) para <text:span text:style-name="T9">interativo</text:span> (digitar um comando e ter uma resposta imediata).</text:p>
            </text:list-item>
            <text:list-item>
              <text:p text:style-name="P162"><text:span text:style-name="T7">Ponto-Chave:</text:span> O nome "Compatible" (Compatível) significava que ele também conseguia rodar o sistema <text:span text:style-name="T9">batch</text:span> antigo do IBM 7090 em segundo plano. Ele não quebrou o que já existia; ele adicionou a interatividade por cima. </text:p>
            </text:list-item>
            <text:list-item>
              <text:p text:style-name="P161"><text:span text:style-name="T7">Possível Pergunta:</text:span> "O que significa 'usuários interativos' nesse contexto?"</text:p>
              <text:list>
                <text:list-item>
                  <text:p text:style-name="P163"><text:span text:style-name="T7">Resposta:</text:span> "Significa que 32 pessoas , cada uma em seu próprio terminal (basicamente uma máquina de escrever elétrica conectada ao computador), podiam compilar, editar arquivos e rodar programas <text:span text:style-name="T9">ao mesmo tempo</text:span>. A CPU era rápida o suficiente para 'fatiar' seu tempo entre eles, dando a cada usuário a <text:span text:style-name="T9">ilusão</text:span> de que ele tinha o computador inteiro só para ele.</text:p>
                </text:list-item>
              </text:list>
            </text:list-item>
          </text:list>
        </text:list-item>
      </text:list>
      <text:p text:style-name="P164"/>
      <text:list xml:id="list190146775584062" text:continue-list="list1987670028" text:style-name="L46">
        <text:list-item>
          <text:p text:style-name="P165">Conceito: <text:span text:style-name="T51">O Desafio (Memória Mínima)</text:span></text:p>
        </text:list-item>
      </text:list>
      <text:list text:style-name="L48">
        <text:list-item>
          <text:list>
            <text:list-item>
              <text:p text:style-name="P166"><text:span text:style-name="T7">O que é (Nível Roteiro):</text:span> Apenas 32KB de memória total, com 27KB livres para os usuários . </text:p>
            </text:list-item>
            <text:list-item>
              <text:p text:style-name="P167"><text:span text:style-name="T7">Detalhe (Nível Professor):</text:span> Isso é o ponto mais crítico. 32 usuários tinham que dividir <text:span text:style-name="T7">27KB</text:span>. Hoje, um ícone na sua área de trabalho ocupa mais espaço que isso. Era <text:span text:style-name="T9">impossível</text:span> manter todos os 32 programas de usuário na memória ao mesmo tempo.</text:p>
            </text:list-item>
            <text:list-item>
              <text:p text:style-name="P166"><text:span text:style-name="T7">Ponto-Chave:</text:span> A limitação do hardware ditou a solução de software. Eles não podiam usar a "Paginação por Demanda" (como o Atlas), pois o hardware (IBM 7090) não tinha esse suporte. </text:p>
            </text:list-item>
          </text:list>
        </text:list-item>
      </text:list>
      <text:p text:style-name="P168"/>
      <text:list xml:id="list190148118072557" text:continue-list="list190146775584062" text:style-name="L46">
        <text:list-item>
          <text:p text:style-name="P169">Conceito: <text:span text:style-name="T52">Solução (Swapping / Permutação)</text:span></text:p>
        </text:list-item>
      </text:list>
      <text:list text:style-name="L49">
        <text:list-item>
          <text:list>
            <text:list-item>
              <text:p text:style-name="P170"><text:span text:style-name="T7">O que é (Nível Roteiro):</text:span> O sistema copiava a <text:span text:style-name="T9">imagem de memória inteira</text:span> do usuário entre a memória (núcleo) e o tambor (disco).</text:p>
            </text:list-item>
            <text:list-item>
              <text:p text:style-name="P171"><text:span text:style-name="T7">Detalhe (Nível Professor):</text:span> "Swapping" é diferente de "Paging". </text:p>
              <text:list>
                <text:list-item>
                  <text:p text:style-name="P171"><text:span text:style-name="T7">Paging (Atlas):</text:span> Move <text:span text:style-name="T9">pedaços</text:span> (páginas) do programa <text:span text:style-name="T9">conforme a necessidade</text:span> (sob demanda). O programa pode rodar com apenas <text:span text:style-name="T9">parte</text:span> dele na memória. </text:p>
                  <text:p text:style-name="P171"/>
                </text:list-item>
                <text:list-item>
                  <text:p text:style-name="P170"><text:soft-page-break/><text:span text:style-name="T7">Swapping (CTSS):</text:span> Move o programa <text:span text:style-name="T9">inteiro</text:span>. Para o Processo A rodar, seus 27KB <text:span text:style-name="T9">inteiros</text:span> (a "imagem de memória") tinham que ser carregados do tambor para a memória. Quando o tempo dele acabava, o SO copiava os 27KB <text:span text:style-name="T9">inteiros</text:span> de volta para o tambor (salvando o estado) e carregava os 27KB <text:span text:style-name="T9">inteiros</text:span> do Processo B.</text:p>
                </text:list-item>
              </text:list>
            </text:list-item>
            <text:list-item>
              <text:p text:style-name="P170"><text:span text:style-name="T7">Ponto-Chave:</text:span> O Swapping é muito mais lento e "pesado" que a paginação, pois move muito mais dados. O sistema só funcionava porque o "tambor" era muito veloz para a época.</text:p>
            </text:list-item>
            <text:list-item>
              <text:p text:style-name="P170"><text:span text:style-name="T7">Possível Pergunta:</text:span> "Por que o CTSS usou Swapping e o Atlas usou Paginação?"</text:p>
              <text:list>
                <text:list-item>
                  <text:p text:style-name="P170"><text:span text:style-name="T7">Resposta:</text:span> "Foi uma decisão de hardware. O Atlas (Manchester) foi projetado <text:span text:style-name="T9">com</text:span> hardware de paginação (memória associativa). O CTSS (MIT) foi adaptado para um hardware <text:span text:style-name="T9">existente</text:span> (IBM 7090) que não tinha esse suporte, então o <text:span text:style-name="T9">swapping</text:span> do processo inteiro era a única solução viável para o time-sharing."</text:p>
                </text:list-item>
              </text:list>
            </text:list-item>
          </text:list>
        </text:list-item>
      </text:list>
      <text:p text:style-name="P172"/>
      <text:p text:style-name="P172"/>
      <text:list xml:id="list190147806640064" text:continue-list="list190148118072557" text:style-name="L46">
        <text:list-item>
          <text:p text:style-name="P173">Conceito: <text:span text:style-name="T53">Fila de Retroalimentação Multinivel (Scheduling)</text:span></text:p>
        </text:list-item>
      </text:list>
      <text:list text:style-name="L50">
        <text:list-item>
          <text:list>
            <text:list-item>
              <text:p text:style-name="P174"><text:span text:style-name="T7">O que é (Nível Roteiro):</text:span> A inovação mais famosa do CTSS. Uma fila de prioridades que rebaixava programas "pesados".</text:p>
            </text:list-item>
            <text:list-item>
              <text:p text:style-name="P175"><text:span text:style-name="T7">Detalhe (Nível Professor):</text:span> Este é o <text:span text:style-name="T9">algoritmo de scheduling</text:span> (agendamento) genial do CTSS. O problema era: como ser rápido para quem só digitava um comando (interativo) e, ao mesmo tempo, ser justo com quem rodava um cálculo demorado (CPU-bound)? </text:p>
            </text:list-item>
            <text:list-item>
              <text:p text:style-name="P175"><text:span text:style-name="T2">Como Funcionava (a "Retroalimentação")</text:span>: </text:p>
              <text:list>
                <text:list-item>
                  <text:p text:style-name="P175">Um processo novo (ex: usuário apertou "Enter") entrava na Fila de Nível 0 (prioridade máxima). </text:p>
                </text:list-item>
                <text:list-item>
                  <text:p text:style-name="P174">A Fila 0 tinha um <text:span text:style-name="T9">quantum</text:span> (fatia de tempo) minúsculo (ex: 1 unidade).</text:p>
                </text:list-item>
                <text:list-item>
                  <text:p text:style-name="P174">Se o processo terminasse nesse tempo (era só um comando simples), ótimo! O usuário tinha uma resposta instantânea.</text:p>
                </text:list-item>
                <text:list-item>
                  <text:p text:style-name="P174">Se o processo <text:span text:style-name="T9">não</text:span> terminasse (era um cálculo), ele era <text:span text:style-name="T7">rebaixado</text:span> ("retroalimentado") para a Fila de Nível 1 (prioridade menor).</text:p>
                </text:list-item>
                <text:list-item>
                  <text:p text:style-name="P174">A Fila 1 tinha um <text:span text:style-name="T9">quantum</text:span> maior (o dobro, 2 unidades). Se ele terminasse aí, ótimo.</text:p>
                </text:list-item>
                <text:list-item>
                  <text:p text:style-name="P174">Se não, era rebaixado para a Fila 2 (prioridade ainda menor, quantum de 4 unidades)... e assim por diante.</text:p>
                </text:list-item>
              </text:list>
            </text:list-item>
            <text:list-item>
              <text:p text:style-name="P174"><text:span text:style-name="T7">Ponto-Chave:</text:span> Processos interativos (curtos) eram sempre executados <text:span text:style-name="T9">primeiro</text:span> e <text:span text:style-name="T9">rapidamente</text:span> nas filas de alta prioridade. Processos pesados (longos) "afundavam" para as filas de baixa prioridade, onde rodavam em fatias de tempo maiores, mas <text:span text:style-name="T9">só</text:span> quando não havia ninguém mais importante para rodar. </text:p>
            </text:list-item>
            <text:list-item>
              <text:p text:style-name="P174"><text:span text:style-name="T7">Detalhe Extra do Roteiro:</text:span> O nível inicial era baseado no tamanho do programa, para garantir que o <text:span text:style-name="T9">quantum</text:span> fosse pelo menos o tempo de fazer o <text:span text:style-name="T9">swap</text:span> daquele programa, otimizando o overhead. </text:p>
            </text:list-item>
          </text:list>
        </text:list-item>
      </text:list>
      <text:p text:style-name="P176"/>
      <text:p text:style-name="P176"/>
      <text:list text:continue-list="list190147806640064" text:style-name="L46">
        <text:list-item>
          <text:p text:style-name="P177">Conceito:<text:span text:style-name="T53"> </text:span><text:span text:style-name="T54">Legado (Provou o Time-sharing)</text:span></text:p>
        </text:list-item>
      </text:list>
      <text:list text:style-name="L51">
        <text:list-item>
          <text:list>
            <text:list-item>
              <text:p text:style-name="P178"><text:span text:style-name="T7">O que é (Nível Roteiro):</text:span> Foi um sucesso extremo, provou que o time-sharing era prático e levou ao MULTICS.</text:p>
            </text:list-item>
            <text:list-item>
              <text:p text:style-name="P178"><text:soft-page-break/><text:span text:style-name="T7">Detalhe (Nível Professor):</text:span> O CTSS mudou a computação. Ele provou que o modelo de "um computador por pessoa" (mesmo que <text:span text:style-name="T9">simulado</text:span>) era viável e muito mais produtivo do que o <text:span text:style-name="T9">batch</text:span>. </text:p>
            </text:list-item>
            <text:list-item>
              <text:p text:style-name="P178"><text:span text:style-name="T7">Ponto-Chave (A transição para o Zé):</text:span> O sistema foi <text:span text:style-name="T9">tão</text:span> bem-sucedido que o MIT, o Bell Labs e a GE se juntaram e disseram: "Vamos fazer isso direito. Vamos construir um hardware <text:span text:style-name="T9">novo</text:span> (o GE-645) e um sistema operacional <text:span text:style-name="T9">gigante</text:span> (o MULTICS) baseado nessas ideias". </text:p>
            </text:list-item>
            <text:list-item>
              <text:p text:style-name="P178"><text:span text:style-name="T7">Sua fala de transição:</text:span> "O CTSS foi o sistema que acendeu a faísca. Ele provou que o time-sharing funcionava. E essa faísca levou diretamente à maior fogueira da computação dos anos 60: o projeto MULTICS, que o Zé vai explicar." </text:p>
            </text:list-item>
          </text:list>
        </text:list-item>
      </text:list>
      <text:p text:style-name="P179"/>
      <text:p text:style-name="P179">Este sistema é o "gigante" da história. Ele é o exemplo perfeito da ambição corporativa, dos desafios de um projeto em escala massiva e de como a complexidade pode quase destruir um sistema. </text:p>
      <text:p text:style-name="P179"/>
      <text:p text:style-name="P179"/>
      <text:h text:style-name="P180" text:outline-level="1">IBM OS/360</text:h>
      <text:p text:style-name="P181"/>
      <text:list xml:id="list1509331691" text:style-name="L52">
        <text:list-item>
          <text:p text:style-name="P182">Conceito: <text:span text:style-name="T55">O problema da IBM</text:span><text:span text:style-name="T56"> (</text:span><text:span text:style-name="T55">Contexto</text:span><text:span text:style-name="T56">)</text:span></text:p>
        </text:list-item>
      </text:list>
      <text:list text:style-name="L53">
        <text:list-item>
          <text:list>
            <text:list-item>
              <text:p text:style-name="P183"><text:span text:style-name="T7">O que é (Nível Roteiro):</text:span> A IBM tinha muitos computadores diferentes, cada um com seu próprio software, o que era um pesadelo de manutenção e incompatibilidade .</text:p>
            </text:list-item>
            <text:list-item>
              <text:p text:style-name="P184"><text:span text:style-name="T7">Detalhe (Nível Professor):</text:span> Se você fosse um cliente da IBM nos anos 50/60, e seu negócio crescesse, você tinha que jogar fora seu computador <text:span text:style-name="T9">e</text:span> todos os seus programas (software) e comprar um computador maior, que era totalmente diferente. Não havia "upgrade". Era um "descarte e substitua". A IBM percebeu que isso era um péssimo modelo de negócio. </text:p>
            </text:list-item>
          </text:list>
        </text:list-item>
      </text:list>
      <text:p text:style-name="P181"/>
      <text:list xml:id="list190146325325958" text:continue-list="list1509331691" text:style-name="L52">
        <text:list-item>
          <text:p text:style-name="P185">Conceito: <text:span text:style-name="T57">A Grande Aposta </text:span><text:span text:style-name="T58">( System/360e OS/360)</text:span></text:p>
        </text:list-item>
      </text:list>
      <text:list text:style-name="L54">
        <text:list-item>
          <text:list>
            <text:list-item>
              <text:p text:style-name="P186"><text:span text:style-name="T7">O que é (Nível Roteiro):</text:span> A IBM criou uma <text:span text:style-name="T9">família</text:span> de computadores (pequenos, médios, grandes) com <text:span text:style-name="T9">um único sistema operacional</text:span> (o OS/360).</text:p>
            </text:list-item>
            <text:list-item>
              <text:p text:style-name="P187"><text:span text:style-name="T7">Detalhe (Nível Professor):</text:span> Esta foi a <text:span text:style-name="T7">primeira vez na história</text:span> que uma empresa fez isso. A ideia era: "Compre nosso modelo pequeno. Quando crescer, compre o médio. Seus programas vão rodar <text:span text:style-name="T9">sem modificação</text:span>." O OS/360 era o software que tinha que ser "elástico" o suficiente para rodar em uma máquina científica gigante ou em uma máquina comercial pequena. </text:p>
            </text:list-item>
            <text:list-item>
              <text:p text:style-name="P186"><text:span text:style-name="T7">Ponto-Chave:</text:span> O nome "360" (de 360 graus) significava que ele cobria o "círculo completo" da computação. A promessa era: <text:span text:style-name="T7">compatibilidade total</text:span>.</text:p>
            </text:list-item>
          </text:list>
        </text:list-item>
      </text:list>
      <text:p text:style-name="P188"/>
      <text:p text:style-name="P188"/>
      <text:list xml:id="list190147028807580" text:continue-list="list190146325325958" text:style-name="L52">
        <text:list-item>
          <text:p text:style-name="P189"><text:soft-page-break/>Conceito: <text:span text:style-name="T59">A Realidade: “Tudo para Todos”</text:span></text:p>
        </text:list-item>
      </text:list>
      <text:list text:style-name="L55">
        <text:list-item>
          <text:list>
            <text:list-item>
              <text:p text:style-name="P190"><text:span text:style-name="T7">O que é (Nível Roteiro):</text:span> Tentou ser tudo para todos, mas não foi excelente em nada.</text:p>
            </text:list-item>
            <text:list-item>
              <text:p text:style-name="P191"><text:span text:style-name="T7">Detalhe (Nível Professor):</text:span> O SO tinha que suportar <text:span text:style-name="T9">batch</text:span> científico (cálculos pesados) e <text:span text:style-name="T9">batch</text:span> comercial (muito I/O de disco e fita). As necessidades eram conflitantes. O resultado foi um sistema inchado, cheio de opções e exceções, tentando agradar todo mundo. </text:p>
            </text:list-item>
          </text:list>
        </text:list-item>
      </text:list>
      <text:p text:style-name="P192"/>
      <text:list xml:id="list190147723857127" text:continue-list="list190147028807580" text:style-name="L52">
        <text:list-item>
          <text:p text:style-name="P189">Conceito: <text:span text:style-name="T59">Alocação Contígua</text:span></text:p>
        </text:list-item>
      </text:list>
      <text:list text:style-name="L56">
        <text:list-item>
          <text:list>
            <text:list-item>
              <text:p text:style-name="P193"><text:span text:style-name="T7">O que é (Nível Roteiro):</text:span> O usuário tinha que <text:span text:style-name="T9">adivinhar</text:span> o tamanho do arquivo antes de criá-lo.</text:p>
            </text:list-item>
            <text:list-item>
              <text:p text:style-name="P193"><text:span text:style-name="T7">Detalhe (Nível Professor):</text:span> Isso é o oposto do que fazemos hoje. No OS/360, o sistema de arquivos não era dinâmico. Para criar um arquivo, você tinha que dizer ao SO: "Vou precisar de 500 blocos de disco". O SO então procurava um buraco <text:span text:style-name="T9">contínuo</text:span> (500 blocos em sequência) e o alocava para você. </text:p>
            </text:list-item>
            <text:list-item>
              <text:p text:style-name="P193"><text:span text:style-name="T7">Ponto-Chave:</text:span> Se você chutasse 500 e usasse 501, seu programa travava ("disk overflow"). Se você chutasse 500 e usasse 10, você desperdiçava 490 blocos (fragmentação interna). Era um sistema extremamente rígido e frustrante para o usuário. </text:p>
            </text:list-item>
          </text:list>
        </text:list-item>
      </text:list>
      <text:p text:style-name="P194"/>
      <text:list xml:id="list190146272330209" text:continue-list="list190147723857127" text:style-name="L52">
        <text:list-item>
          <text:p text:style-name="P189">Conceito: <text:span text:style-name="T59">JCL (Job Control Language)</text:span></text:p>
        </text:list-item>
      </text:list>
      <text:list text:style-name="L57">
        <text:list-item>
          <text:list>
            <text:list-item>
              <text:p text:style-name="P195"><text:span text:style-name="T7">O que é (Nível Roteiro):</text:span> A linguagem para rodar jobs era "incompreensível".</text:p>
            </text:list-item>
            <text:list-item>
              <text:p text:style-name="P196"><text:span text:style-name="T7">Detalhe (Nível Professor):</text:span> O JCL era como o "roteiro" de um job batch. O usuário tinha que escrever em cartões perfurados comandos <text:span text:style-name="T9">extremamente</text:span> detalhados, como: <text:span text:style-name="Source_20_Text">//DD1 DD DSN=MEU.ARQUIVO,DISP=OLD</text:span> <text:span text:style-name="Source_20_Text">//DD2 DD DSN=SAIDA,DISP=(NEW,CATLG),SPACE=(TRK,500)</text:span> </text:p>
            </text:list-item>
            <text:list-item>
              <text:p text:style-name="P195"><text:span text:style-name="T7">Ponto-Chave:</text:span> O usuário tinha que dizer ao SO <text:span text:style-name="T9">exatamente</text:span> onde estava cada arquivo, que tipo de fita magnética usar, quanto espaço alocar (alocação contígua!), e o que fazer em caso de erro. Era a antítese do "user-friendly" e se tornou lendário por sua dificuldade.</text:p>
            </text:list-item>
          </text:list>
        </text:list-item>
      </text:list>
      <text:p text:style-name="P194"/>
      <text:p text:style-name="P194"/>
      <text:list xml:id="list190146726797063" text:continue-list="list190146272330209" text:style-name="L52">
        <text:list-item>
          <text:p text:style-name="P189">Conceito: <text:span text:style-name="T59">Gerenciamento de Memória (MFT e MVT)</text:span></text:p>
        </text:list-item>
      </text:list>
      <text:list text:style-name="L58">
        <text:list-item>
          <text:list>
            <text:list-item>
              <text:p text:style-name="P197"><text:span text:style-name="T7">O que é (Nível Roteiro):</text:span> Duas versões. OS/MFT (partições fixas) e OS/MVT (partições variáveis).</text:p>
            </text:list-item>
            <text:list-item>
              <text:p text:style-name="P198"><text:span text:style-name="T2">Detalhe (Nível Professor)</text:span>: </text:p>
              <text:list>
                <text:list-item>
                  <text:p text:style-name="P198"><text:span text:style-name="T7">OS/MFT (Multiprogramming with a Fixed number of Tasks):</text:span> O operador do sistema dividia a memória (ex: 512KB) em "partições" fixas no início do dia (ex: uma de 200KB, duas de 100KB, uma de 112KB). O SO então colocava os jobs nessas partições. Era simples, mas desperdiçava muita memória (fragmentação interna). </text:p>
                </text:list-item>
                <text:list-item>
                  <text:p text:style-name="P198"><text:span text:style-name="T7">OS/MVT (Multiprogramming with a Variable number of Tasks):</text:span> Mais avançado. A memória era um grande bloco livre. Quando um job de 120KB chegava, o SO achava um buraco e alocava <text:span text:style-name="T9">exatamente</text:span> 120KB para ele. Era mais eficiente no uso, mas sofria de <text:span text:style-name="T9">fragmentação externa</text:span> (com o tempo, a memória ficava cheia de pequenos buracos inúteis). </text:p>
                </text:list-item>
              </text:list>
            </text:list-item>
            <text:list-item>
              <text:p text:style-name="P198"><text:soft-page-break/><text:span text:style-name="T7">Ponto-Chave:</text:span> Note que <text:span text:style-name="T9">nenhum</text:span> deles era paginação ou memória virtual (no início). Eram apenas formas de dividir a memória física real. </text:p>
            </text:list-item>
          </text:list>
        </text:list-item>
      </text:list>
      <text:p text:style-name="P192"/>
      <text:p text:style-name="P192"/>
      <text:p text:style-name="P199"/>
      <text:list text:continue-list="list190146726797063" text:style-name="L52">
        <text:list-item>
          <text:p text:style-name="P200">Conceito: <text:span text:style-name="T60">Evolução (MVS e VM)</text:span></text:p>
        </text:list-item>
      </text:list>
      <text:list text:style-name="L59">
        <text:list-item>
          <text:list>
            <text:list-item>
              <text:p text:style-name="P201"><text:span text:style-name="T7">O que é (Nível Roteiro):</text:span> O sistema evoluiu. O TSS/360 (time-sharing) foi um fracasso , mas o MVS (evolução do MVT) e o VM (máquinas virtuais) se tornaram as alternativas.</text:p>
            </text:list-item>
            <text:list-item>
              <text:p text:style-name="P202"><text:span text:style-name="T2">Detalhe (Nível Professor)</text:span>: </text:p>
              <text:list>
                <text:list-item>
                  <text:p text:style-name="P202"><text:span text:style-name="T7">MVS:</text:span> A IBM percebeu o erro e adicionou hardware de memória virtual (segmentação paginada, como o MULTICS) no sucessor (IBM/370). O MVS foi a evolução do OS/MVT que <text:span text:style-name="T9">usava</text:span> essa memória virtual. </text:p>
                </text:list-item>
                <text:list-item>
                  <text:p text:style-name="P202"><text:span text:style-name="T7">TSS/360 (O Fracasso):</text:span> A IBM tentou fazer seu próprio "MULTICS" (o TSS/360), mas ele atrasou, era lento e falhou. </text:p>
                </text:list-item>
                <text:list-item>
                  <text:p text:style-name="P202"><text:span text:style-name="T7">VM (A Solução Brilhante):</text:span> A solução de time-sharing que <text:span text:style-name="T9">realmente</text:span> funcionou na IBM foi o <text:span text:style-name="T7">VM</text:span>. Em vez de tentar fazer o OS/360 (um SO <text:span text:style-name="T9">batch</text:span>) suportar time-sharing, o VM era um "hipervisor" que criava <text:span text:style-name="T9">máquinas virtuais</text:span>. Cada usuário ganhava sua própria "máquina virtual" rodando um SO monousuário simples (o CMS). </text:p>
                </text:list-item>
              </text:list>
            </text:list-item>
          </text:list>
        </text:list-item>
      </text:list>
      <text:p text:style-name="P203"/>
      <text:p text:style-name="P204"><text:span text:style-name="T7">Resumo:</text:span> O OS/360 é a história de um projeto com uma ambição comercial revolucionária (unificação) que quase foi morto pela própria complexidade de implementação (Assembly, JCL, MFT/MVT). Ele só sobreviveu evoluindo e adotando as ideias dos seus concorrentes (memória virtual e máquinas virtuais).</text:p>
      <text:p text:style-name="P2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21:39:29.450049200</meta:creation-date>
    <meta:generator>LibreOffice/25.2.6.2$Windows_X86_64 LibreOffice_project/729c5bfe710f5eb71ed3bbde9e06a6065e9c6c5d</meta:generator>
    <dc:date>2025-10-31T18:54:34.743163100</dc:date>
    <meta:editing-duration>PT2H40M56S</meta:editing-duration>
    <meta:editing-cycles>158</meta:editing-cycles>
    <meta:print-date>2025-10-31T18:03:31.695394500</meta:print-date>
    <meta:printed-by>PDF files</meta:printed-by>
    <meta:document-statistic meta:table-count="0" meta:image-count="0" meta:object-count="0" meta:page-count="20" meta:paragraph-count="344" meta:word-count="7527" meta:character-count="45154" meta:non-whitespace-character-count="38087"/>
  </office:meta>
</office:document-meta>
</file>